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ucida Sans Unicode" svg:font-family="'Lucida Sans Unicode'" style:font-family-generic="system" style:font-pitch="variable"/>
    <style:font-face style:name="Luxi Mono" svg:font-family="'Luxi Mono'" style:font-pitch="fixed"/>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0835in" style:contextual-spacing="false" fo:line-height="100%" fo:text-align="center" style:justify-single-word="false"/>
    </style:style>
    <style:style style:name="P3" style:family="paragraph" style:parent-style-name="Standard">
      <style:paragraph-properties fo:margin-top="0in" fo:margin-bottom="0in" style:contextual-spacing="false" fo:line-height="100%" fo:text-align="center" style:justify-single-word="false"/>
      <style:text-properties officeooo:paragraph-rsid="001c1466"/>
    </style:style>
    <style:style style:name="P4" style:family="paragraph" style:parent-style-name="Standard">
      <style:paragraph-properties fo:margin-top="0in" fo:margin-bottom="0in" style:contextual-spacing="false" fo:line-height="150%" fo:text-align="center" style:justify-single-word="false" fo:text-indent="0.4925in" style:auto-text-indent="false"/>
    </style:style>
    <style:style style:name="P5" style:family="paragraph" style:parent-style-name="Standard">
      <style:paragraph-properties fo:margin-top="0in" fo:margin-bottom="0in" style:contextual-spacing="false" fo:line-height="150%" fo:text-align="center" style:justify-single-word="false" fo:text-indent="0.4925in" style:auto-text-indent="false">
        <style:tab-stops>
          <style:tab-stop style:position="6.6937in" style:leader-style="solid" style:leader-text="_"/>
        </style:tab-stops>
      </style:paragraph-properties>
    </style:style>
    <style:style style:name="P6"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style>
    <style:style style:name="P7" style:family="paragraph" style:parent-style-name="Standard">
      <style:paragraph-properties fo:margin-top="0in" fo:margin-bottom="0in" style:contextual-spacing="false" fo:line-height="150%" fo:text-align="end" style:justify-single-word="false" fo:text-indent="0.4925in" style:auto-text-indent="false">
        <style:tab-stops>
          <style:tab-stop style:position="6.6937in" style:leader-style="solid" style:leader-text="_"/>
        </style:tab-stops>
      </style:paragraph-properties>
    </style:style>
    <style:style style:name="P8" style:family="paragraph" style:parent-style-name="Standard">
      <style:paragraph-properties fo:margin-top="0in" fo:margin-bottom="0in" style:contextual-spacing="false" fo:line-height="150%" fo:text-indent="0.4925in" style:auto-text-indent="false">
        <style:tab-stops>
          <style:tab-stop style:position="6.6937in" style:leader-style="solid" style:leader-text="_"/>
        </style:tab-stops>
      </style:paragraph-properties>
    </style:style>
    <style:style style:name="P9"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officeooo:paragraph-rsid="001febef"/>
    </style:style>
    <style:style style:name="P10"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officeooo:paragraph-rsid="00201166"/>
    </style:style>
    <style:style style:name="P11"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text-properties officeooo:rsid="001d5572" officeooo:paragraph-rsid="001d5572"/>
    </style:style>
    <style:style style:name="P12"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text-properties fo:font-weight="bold" officeooo:rsid="001dfc04" officeooo:paragraph-rsid="001dfc04" style:font-weight-asian="bold" style:font-weight-complex="bold"/>
    </style:style>
    <style:style style:name="P13" style:family="paragraph" style:parent-style-name="Heading_20_1">
      <style:paragraph-properties fo:text-align="center" style:justify-single-word="false"/>
      <style:text-properties fo:font-weight="bold" officeooo:rsid="00317621" officeooo:paragraph-rsid="00317621" style:font-weight-asian="bold" style:font-weight-complex="bold"/>
    </style:style>
    <style:style style:name="P14"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bold" officeooo:rsid="002cb787" officeooo:paragraph-rsid="001dfc04" style:font-weight-asian="bold" style:font-weight-complex="bold"/>
    </style:style>
    <style:style style:name="P15" style:family="paragraph" style:parent-style-name="Heading_20_1">
      <style:paragraph-properties fo:text-align="center" style:justify-single-word="false"/>
      <style:text-properties fo:font-weight="bold" style:font-weight-asian="bold" style:font-weight-complex="bold"/>
    </style:style>
    <style:style style:name="P16" style:family="paragraph" style:parent-style-name="Heading_20_1">
      <style:paragraph-properties fo:text-align="center" style:justify-single-word="false"/>
      <style:text-properties fo:font-weight="bold" officeooo:paragraph-rsid="00882e98" style:font-weight-asian="bold" style:font-weight-complex="bold"/>
    </style:style>
    <style:style style:name="P17" style:family="paragraph" style:parent-style-name="Standard">
      <style:paragraph-properties fo:text-align="center" style:justify-single-word="false"/>
      <style:text-properties fo:font-weight="bold" officeooo:paragraph-rsid="00882e98" style:font-weight-asian="bold" style:font-weight-complex="bold"/>
    </style:style>
    <style:style style:name="P18"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1dfc04" style:font-weight-asian="normal" style:font-weight-complex="normal"/>
    </style:style>
    <style:style style:name="P19"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1febef" style:font-weight-asian="normal" style:font-weight-complex="normal"/>
    </style:style>
    <style:style style:name="P20"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201166" style:font-weight-asian="normal" style:font-weight-complex="normal"/>
    </style:style>
    <style:style style:name="P21" style:family="paragraph" style:parent-style-name="Standard">
      <style:paragraph-properties fo:text-align="start" style:justify-single-word="false"/>
      <style:text-properties fo:font-weight="normal" officeooo:paragraph-rsid="00882e98" style:font-weight-asian="normal" style:font-weight-complex="normal"/>
    </style:style>
    <style:style style:name="P22" style:family="paragraph" style:parent-style-name="Standard">
      <style:paragraph-properties fo:text-align="start" style:justify-single-word="false"/>
      <style:text-properties fo:font-weight="normal" officeooo:paragraph-rsid="008b839a" style:font-weight-asian="normal" style:font-weight-complex="normal"/>
    </style:style>
    <style:style style:name="P23" style:family="paragraph" style:parent-style-name="Standard">
      <style:paragraph-properties fo:text-align="start" style:justify-single-word="false"/>
      <style:text-properties fo:font-weight="normal" officeooo:paragraph-rsid="008c03e9" style:font-weight-asian="normal" style:font-weight-complex="normal"/>
    </style:style>
    <style:style style:name="P24" style:family="paragraph" style:parent-style-name="Standard">
      <style:paragraph-properties fo:text-align="start" style:justify-single-word="false"/>
      <style:text-properties fo:font-weight="normal" officeooo:paragraph-rsid="009a2176" style:font-weight-asian="normal" style:font-weight-complex="normal"/>
    </style:style>
    <style:style style:name="P25" style:family="paragraph" style:parent-style-name="Standard">
      <style:paragraph-properties fo:text-align="start" style:justify-single-word="false"/>
      <style:text-properties fo:font-weight="normal" officeooo:rsid="008ec70b" officeooo:paragraph-rsid="008ec70b" style:font-weight-asian="normal" style:font-weight-complex="normal"/>
    </style:style>
    <style:style style:name="P26" style:family="paragraph" style:parent-style-name="Standard">
      <style:paragraph-properties fo:text-align="start" style:justify-single-word="false"/>
      <style:text-properties fo:font-weight="normal" officeooo:rsid="008ec70b" officeooo:paragraph-rsid="0091fa9f" style:font-weight-asian="normal" style:font-weight-complex="normal"/>
    </style:style>
    <style:style style:name="P27" style:family="paragraph" style:parent-style-name="Standard">
      <style:paragraph-properties fo:margin-top="0in" fo:margin-bottom="0in" style:contextual-spacing="false" fo:line-height="100%" fo:text-align="center" style:justify-single-word="false"/>
      <style:text-properties fo:color="#000000" loext:opacity="100%" style:font-name="Times New Roman1" fo:font-size="14pt" officeooo:paragraph-rsid="001c1466"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top="0in" fo:margin-bottom="0in" style:contextual-spacing="false" fo:line-height="100%" fo:text-align="center" style:justify-single-word="false"/>
      <style:text-properties fo:color="#000000" loext:opacity="100%" style:font-name="Times New Roman1" fo:font-size="14pt" officeooo:paragraph-rsid="001c1466" style:letter-kerning="true" style:font-name-asian="Times New Roman2" style:font-size-asian="14pt" style:language-asian="ru" style:country-asian="RU" style:font-name-complex="Times New Roman2" style:font-size-complex="14pt"/>
    </style:style>
    <style:style style:name="P29" style:family="paragraph" style:parent-style-name="Heading_20_1">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Heading_20_1">
      <style:text-properties style:font-name="Times New Roman" fo:font-size="14pt" fo:font-style="normal" fo:font-weight="bold" officeooo:paragraph-rsid="006b8e5a" style:font-size-asian="14pt" style:font-style-asian="normal" style:font-weight-asian="bold" style:font-size-complex="14pt" style:font-style-complex="normal" style:font-weight-complex="bold"/>
    </style:style>
    <style:style style:name="P31" style:family="paragraph" style:parent-style-name="Standard">
      <style:text-properties style:font-name="Times New Roman" fo:font-size="14pt" fo:font-style="normal" fo:font-weight="normal" officeooo:rsid="004d3e51" officeooo:paragraph-rsid="004d3e51" style:font-size-asian="14pt" style:font-style-asian="normal" style:font-weight-asian="normal" style:font-size-complex="14pt" style:font-style-complex="normal" style:font-weight-complex="normal"/>
    </style:style>
    <style:style style:name="P32" style:family="paragraph" style:parent-style-name="Standard">
      <style:text-properties style:font-name="Times New Roman" fo:font-size="14pt" fo:font-style="normal" fo:font-weight="normal" officeooo:rsid="004d3e51" officeooo:paragraph-rsid="005a698b" style:font-size-asian="14pt" style:font-style-asian="normal" style:font-weight-asian="normal" style:font-size-complex="14pt" style:font-style-complex="normal" style:font-weight-complex="normal"/>
    </style:style>
    <style:style style:name="P33" style:family="paragraph" style:parent-style-name="Standard">
      <style:text-properties style:font-name="Times New Roman" fo:font-size="14pt" fo:font-style="normal" fo:font-weight="normal" officeooo:rsid="004d3e51" officeooo:paragraph-rsid="0077eff4" style:font-size-asian="14pt" style:font-style-asian="normal" style:font-weight-asian="normal" style:font-size-complex="14pt" style:font-style-complex="normal" style:font-weight-complex="normal"/>
    </style:style>
    <style:style style:name="P34" style:family="paragraph" style:parent-style-name="Standard">
      <style:text-properties style:font-name="Times New Roman" fo:font-size="14pt" fo:font-style="normal" fo:font-weight="normal" officeooo:rsid="005bd7fb" officeooo:paragraph-rsid="005bd7fb" style:font-size-asian="14pt" style:font-style-asian="normal" style:font-weight-asian="normal" style:font-size-complex="14pt" style:font-style-complex="normal" style:font-weight-complex="normal"/>
    </style:style>
    <style:style style:name="P35" style:family="paragraph" style:parent-style-name="Standard">
      <style:text-properties style:font-name="Times New Roman" fo:font-size="14pt" fo:font-style="normal" fo:font-weight="normal" officeooo:rsid="0034bb45" officeooo:paragraph-rsid="006b8e5a" style:font-size-asian="14pt" style:font-style-asian="normal" style:font-weight-asian="normal" style:font-size-complex="14pt" style:font-style-complex="normal" style:font-weight-complex="normal"/>
    </style:style>
    <style:style style:name="P36" style:family="paragraph" style:parent-style-name="Standard">
      <style:text-properties style:font-name="Times New Roman" fo:font-size="14pt" fo:font-style="normal" fo:font-weight="normal" officeooo:rsid="00735e00" officeooo:paragraph-rsid="00735e00"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Times New Roman" fo:font-size="14pt" fo:font-style="normal" fo:font-weight="normal" officeooo:rsid="00882e98" officeooo:paragraph-rsid="00882e98"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Times New Roman" fo:font-size="14pt" fo:font-style="normal" fo:font-weight="normal" officeooo:rsid="00882e98" officeooo:paragraph-rsid="008b839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Times New Roman" fo:font-size="14pt" fo:font-style="normal" fo:font-weight="normal" officeooo:rsid="00882e98" officeooo:paragraph-rsid="008ec70b"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Times New Roman" fo:font-size="14pt" fo:font-style="normal" fo:font-weight="normal" officeooo:rsid="008b839a" officeooo:paragraph-rsid="00882e98" style:font-size-asian="14pt" style:font-style-asian="normal" style:font-weight-asian="normal" style:font-size-complex="14pt" style:font-style-complex="normal" style:font-weight-complex="normal"/>
    </style:style>
    <style:style style:name="P41" style:family="paragraph" style:parent-style-name="Text_20_body">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Times New Roman" fo:font-size="14pt" fo:font-style="normal" fo:font-weight="normal" officeooo:rsid="009a2176" officeooo:paragraph-rsid="009a2176"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Times New Roman" fo:font-size="14pt" fo:font-style="normal" fo:font-weight="normal" officeooo:rsid="009a2176" officeooo:paragraph-rsid="00a4c8fd" style:font-size-asian="14pt" style:font-style-asian="normal" style:font-weight-asian="normal" style:font-size-complex="14pt" style:font-style-complex="normal" style:font-weight-complex="normal"/>
    </style:style>
    <style:style style:name="P44" style:family="paragraph" style:parent-style-name="Text_20_body">
      <style:text-properties style:font-name="Times New Roman" fo:font-size="14pt" fo:font-style="normal" style:text-underline-style="none" fo:font-weight="normal" officeooo:rsid="005bd7fb" officeooo:paragraph-rsid="005bd7fb" style:font-size-asian="14pt" style:font-style-asian="normal" style:font-weight-asian="normal" style:font-size-complex="14pt" style:font-style-complex="normal" style:font-weight-complex="normal"/>
    </style:style>
    <style:style style:name="P45" style:family="paragraph" style:parent-style-name="Text_20_body">
      <style:paragraph-properties fo:margin-top="0in" fo:margin-bottom="0.1965in" style:contextual-spacing="false"/>
      <style:text-properties style:font-name="Times New Roman" fo:font-size="14pt" fo:font-style="normal" style:text-underline-style="none" fo:font-weight="normal" officeooo:paragraph-rsid="0064ade0" style:font-size-asian="14pt" style:font-style-asian="normal" style:font-weight-asian="normal" style:font-size-complex="14pt" style:font-style-complex="normal" style:font-weight-complex="normal"/>
    </style:style>
    <style:style style:name="P46" style:family="paragraph" style:parent-style-name="Text_20_body">
      <style:paragraph-properties fo:margin-top="0in" fo:margin-bottom="0.1965in" style:contextual-spacing="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top="0in" fo:margin-bottom="0.1965in" style:contextual-spacing="false"/>
      <style:text-properties style:font-name="Times New Roman" fo:font-size="14pt" fo:font-style="normal" style:text-underline-style="none" fo:font-weight="normal" officeooo:paragraph-rsid="0063cba1" style:font-size-asian="14pt" style:font-style-asian="normal" style:font-weight-asian="normal" style:font-size-complex="14pt" style:font-style-complex="normal" style:font-weight-complex="normal"/>
    </style:style>
    <style:style style:name="P48" style:family="paragraph" style:parent-style-name="Standard">
      <style:text-properties officeooo:paragraph-rsid="00735e00"/>
    </style:style>
    <style:style style:name="P49" style:family="paragraph" style:parent-style-name="Standard">
      <style:text-properties officeooo:paragraph-rsid="004d3e51"/>
    </style:style>
    <style:style style:name="P50" style:family="paragraph" style:parent-style-name="Standard">
      <style:text-properties officeooo:paragraph-rsid="007aa6c4"/>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Standard">
      <style:paragraph-properties fo:text-align="start" style:justify-single-word="false"/>
      <style:text-properties officeooo:paragraph-rsid="008ec70b"/>
    </style:style>
    <style:style style:name="P53" style:family="paragraph" style:parent-style-name="Standard">
      <style:paragraph-properties fo:text-align="start" style:justify-single-word="false"/>
      <style:text-properties style:font-name="Luxi Mono" fo:font-size="12pt" fo:font-style="normal" fo:font-weight="normal" officeooo:rsid="009a2176" officeooo:paragraph-rsid="009a2176"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uxi Mono" fo:font-size="12pt" fo:font-style="normal" fo:font-weight="normal" officeooo:rsid="00a4c8fd" officeooo:paragraph-rsid="00a4c8f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uxi Mono" fo:font-size="12pt" fo:font-style="normal" fo:font-weight="normal" officeooo:rsid="00882e98" officeooo:paragraph-rsid="008ec70b"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uxi Mono" fo:font-size="12pt" fo:font-weight="normal" officeooo:rsid="008ec70b" officeooo:paragraph-rsid="008ec70b" style:font-size-asian="12pt" style:font-weight-asian="normal" style:font-size-complex="12pt" style:font-weight-complex="normal"/>
    </style:style>
    <style:style style:name="P57" style:family="paragraph" style:parent-style-name="Standard">
      <style:paragraph-properties fo:margin-top="0in" fo:margin-bottom="0in" style:contextual-spacing="false" fo:line-height="100%" fo:text-align="center" style:justify-single-word="false"/>
    </style:style>
    <style:style style:name="P58" style:family="paragraph" style:parent-style-name="Standard">
      <style:paragraph-properties fo:margin-top="0in" fo:margin-bottom="0.0835in" style:contextual-spacing="false" fo:line-height="100%" fo:text-align="center" style:justify-single-word="false"/>
    </style:style>
    <style:style style:name="P59" style:family="paragraph" style:parent-style-name="Standard">
      <style:paragraph-properties fo:margin-right="-0.0984in" fo:margin-top="0in" fo:margin-bottom="0in" style:contextual-spacing="false" fo:line-height="100%" fo:text-align="end" style:justify-single-word="false" fo:orphans="0" fo:widows="0" fo:text-indent="0.4925in" style:auto-text-indent="false"/>
    </style:style>
    <style:style style:name="P60" style:family="paragraph" style:parent-style-name="Standard">
      <style:paragraph-properties fo:margin-right="-0.0984in" fo:margin-top="0in" fo:margin-bottom="0in" style:contextual-spacing="false" fo:line-height="100%" fo:orphans="0" fo:widows="0" fo:text-indent="0.4925in" style:auto-text-indent="false"/>
    </style:style>
    <style:style style:name="P61" style:family="paragraph" style:parent-style-name="Standard">
      <style:paragraph-properties fo:margin-right="-0.0984in" fo:margin-top="0in" fo:margin-bottom="0in" style:contextual-spacing="false" fo:line-height="150%" fo:text-align="end" style:justify-single-word="false" fo:orphans="0" fo:widows="0" fo:text-indent="0.4925in" style:auto-text-indent="false"/>
    </style:style>
    <style:style style:name="P62" style:family="paragraph" style:parent-style-name="Standard">
      <style:paragraph-properties fo:margin-right="0.3937in" fo:margin-top="0in" fo:margin-bottom="0in" style:contextual-spacing="false" fo:line-height="150%" fo:text-align="center" style:justify-single-word="false" fo:orphans="0" fo:widows="0"/>
      <style:text-properties officeooo:paragraph-rsid="001b1f61"/>
    </style:style>
    <style:style style:name="P63" style:family="paragraph" style:parent-style-name="Standard">
      <style:paragraph-properties fo:margin-right="0.3937in" fo:margin-top="0in" fo:margin-bottom="0in" style:contextual-spacing="false" fo:line-height="150%" fo:text-align="center" style:justify-single-word="false" fo:orphans="0" fo:widows="0" fo:text-indent="0.4925in" style:auto-text-indent="false"/>
      <style:text-properties style:letter-kerning="true" style:font-name-asian="Lucida Sans Unicode" style:language-asian="ru" style:country-asian="RU" style:font-name-complex="Tahoma1"/>
    </style:style>
    <style:style style:name="P64" style:family="paragraph" style:parent-style-name="Text_20_body" style:list-style-name="L1">
      <style:paragraph-properties fo:margin-top="0in" fo:margin-bottom="0.1965in" style:contextual-spacing="false"/>
      <style:text-properties officeooo:paragraph-rsid="007784aa"/>
    </style:style>
    <style:style style:name="P65" style:family="paragraph" style:parent-style-name="Text_20_body" style:list-style-name="L1">
      <style:paragraph-properties fo:margin-top="0in" fo:margin-bottom="0.1965in" style:contextual-spacing="false"/>
    </style:style>
    <style:style style:name="P66" style:family="paragraph" style:parent-style-name="Text_20_body" style:list-style-name="L1">
      <style:paragraph-properties fo:margin-top="0in" fo:margin-bottom="0.1965in" style:contextual-spacing="false"/>
      <style:text-properties style:font-name="Times New Roman" fo:font-size="14pt" fo:font-style="normal" style:text-underline-style="none" fo:font-weight="normal" officeooo:paragraph-rsid="007784aa" style:font-size-asian="14pt" style:font-style-asian="normal" style:font-weight-asian="normal" style:font-size-complex="14pt" style:font-style-complex="normal" style:font-weight-complex="normal"/>
    </style:style>
    <style:style style:name="P67" style:family="paragraph" style:parent-style-name="Text_20_body" style:list-style-name="L1">
      <style:paragraph-properties fo:margin-top="0in" fo:margin-bottom="0.1965in" style:contextual-spacing="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68" style:family="paragraph" style:parent-style-name="Text_20_body" style:list-style-name="L2">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9" style:family="paragraph" style:parent-style-name="Text_20_body" style:list-style-name="L2">
      <style:paragraph-properties fo:margin-top="0in" fo:margin-bottom="0.1965in" style:contextual-spacing="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0" style:family="paragraph" style:parent-style-name="Text_20_body" style:list-style-name="L3">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1" style:family="paragraph" style:parent-style-name="Text_20_body" style:list-style-name="L3">
      <style:paragraph-properties fo:margin-top="0in" fo:margin-bottom="0.1965in" style:contextual-spacing="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2"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style:letter-kerning="true" style:font-name-asian="Lucida Sans Unicode" style:language-asian="ru" style:country-asian="RU" style:font-name-complex="Tahoma1"/>
    </style:style>
    <style:style style:name="T3" style:family="text">
      <style:text-properties officeooo:rsid="001b1f61" style:letter-kerning="true" style:font-name-asian="Lucida Sans Unicode" style:language-asian="ru" style:country-asian="RU" style:font-name-complex="Tahoma1"/>
    </style:style>
    <style:style style:name="T4" style:family="text">
      <style:text-properties officeooo:rsid="001d68c6" style:letter-kerning="true" style:font-name-asian="Lucida Sans Unicode" style:language-asian="ru" style:country-asian="RU" style:font-name-complex="Tahoma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d5572"/>
    </style:style>
    <style:style style:name="T7" style:family="text">
      <style:text-properties fo:color="#000000" loext:opacity="100%"/>
    </style:style>
    <style:style style:name="T8" style:family="text">
      <style:text-properties fo:color="#000000" loext:opacity="100%" style:text-underline-style="solid" style:text-underline-width="auto" style:text-underline-color="font-color" officeooo:rsid="001d5572"/>
    </style:style>
    <style:style style:name="T9" style:family="text">
      <style:text-properties fo:color="#000000" loext:opacity="100%" style:font-name="Times New Roman1" fo:font-size="14pt" fo:font-style="normal" style:text-underline-style="none" style:letter-kerning="true" style:font-name-asian="Lucida Sans Unicode" style:font-size-asian="14pt" style:language-asian="ru" style:country-asian="RU" style:font-style-asian="normal" style:font-name-complex="Times New Roman2" style:font-size-complex="14pt" style:font-style-complex="normal"/>
    </style:style>
    <style:style style:name="T10" style:family="text">
      <style:text-properties fo:color="#000000" loext:opacity="100%" style:font-name="Times New Roman1" fo:font-size="14pt" fo:font-style="normal" style:text-underline-style="none" officeooo:rsid="004e2dd1" style:letter-kerning="true" style:font-name-asian="Lucida Sans Unicode" style:font-size-asian="14pt" style:language-asian="ru" style:country-asian="RU" style:font-style-asian="normal" style:font-name-complex="Times New Roman2" style:font-size-complex="14pt" style:font-style-complex="normal"/>
    </style:style>
    <style:style style:name="T11" style:family="text">
      <style:text-properties fo:color="#000000" loext:opacity="100%" style:font-name="Times New Roman1" fo:font-size="14pt" fo:font-style="normal" style:text-underline-style="none" officeooo:rsid="0094721f" style:letter-kerning="true" style:font-name-asian="Lucida Sans Unicode" style:font-size-asian="14pt" style:language-asian="ru" style:country-asian="RU" style:font-style-asian="normal" style:font-name-complex="Times New Roman2" style:font-size-complex="14pt" style:font-style-complex="normal"/>
    </style:style>
    <style:style style:name="T12" style:family="text">
      <style:text-properties fo:color="#000000" loext:opacity="100%" style:font-name="Times New Roman1" fo:font-size="14pt" style:letter-kerning="true" style:font-name-asian="Times New Roman2" style:font-size-asian="14pt" style:language-asian="ru" style:country-asian="RU" style:font-name-complex="Times New Roman2" style:font-size-complex="14pt"/>
    </style:style>
    <style:style style:name="T13" style:family="text">
      <style:text-properties officeooo:rsid="001d5572"/>
    </style:style>
    <style:style style:name="T14" style:family="text">
      <style:text-properties officeooo:rsid="001febef"/>
    </style:style>
    <style:style style:name="T15" style:family="text">
      <style:text-properties fo:font-weight="normal" officeooo:rsid="001dfc04" style:font-weight-asian="normal" style:font-weight-complex="normal"/>
    </style:style>
    <style:style style:name="T16" style:family="text">
      <style:text-properties fo:font-weight="normal" officeooo:rsid="001febef" style:font-weight-asian="normal" style:font-weight-complex="normal"/>
    </style:style>
    <style:style style:name="T17" style:family="text">
      <style:text-properties fo:font-weight="normal" officeooo:rsid="00201166" style:font-weight-asian="normal" style:font-weight-complex="normal"/>
    </style:style>
    <style:style style:name="T18" style:family="text">
      <style:text-properties fo:font-weight="normal" officeooo:rsid="0021af20" style:font-weight-asian="normal" style:font-weight-complex="normal"/>
    </style:style>
    <style:style style:name="T19" style:family="text">
      <style:text-properties fo:font-weight="normal" officeooo:rsid="0095c39e" style:font-weight-asian="normal" style:font-weight-complex="normal"/>
    </style:style>
    <style:style style:name="T20" style:family="text">
      <style:text-properties style:font-name="Times New Roman" fo:font-size="14pt" fo:font-style="normal" style:font-size-asian="14pt" style:font-style-asian="normal" style:font-size-complex="14pt" style:font-style-complex="normal"/>
    </style:style>
    <style:style style:name="T21" style:family="text">
      <style:text-properties style:font-name="Times New Roman" fo:font-size="14pt" fo:font-style="normal" officeooo:rsid="0034bb45" style:font-size-asian="14pt" style:font-style-asian="normal" style:font-size-complex="14pt" style:font-style-complex="normal"/>
    </style:style>
    <style:style style:name="T22" style:family="text">
      <style:text-properties style:font-name="Times New Roman" fo:font-size="14pt" fo:font-style="normal" officeooo:rsid="0037b8da" style:font-size-asian="14pt" style:font-style-asian="normal" style:font-size-complex="14pt" style:font-style-complex="normal"/>
    </style:style>
    <style:style style:name="T23" style:family="text">
      <style:text-properties style:font-name="Times New Roman" fo:font-size="14pt" fo:font-style="normal" officeooo:rsid="004b123d" style:font-size-asian="14pt" style:font-style-asian="normal" style:font-size-complex="14pt" style:font-style-complex="normal"/>
    </style:style>
    <style:style style:name="T24" style:family="text">
      <style:text-properties style:font-name="Times New Roman" fo:font-size="14pt" fo:font-style="normal" officeooo:rsid="00882e98" style:font-size-asian="14pt" style:font-style-asian="normal" style:font-size-complex="14pt" style:font-style-complex="normal"/>
    </style:style>
    <style:style style:name="T25" style:family="text">
      <style:text-properties style:font-name="Times New Roman" fo:font-size="14pt" fo:font-style="normal" officeooo:rsid="0089ac3d" style:font-size-asian="14pt" style:font-style-asian="normal" style:font-size-complex="14pt" style:font-style-complex="normal"/>
    </style:style>
    <style:style style:name="T26" style:family="text">
      <style:text-properties style:font-name="Times New Roman" fo:font-size="14pt" fo:font-style="normal" officeooo:rsid="008ab485" style:font-size-asian="14pt" style:font-style-asian="normal" style:font-size-complex="14pt" style:font-style-complex="normal"/>
    </style:style>
    <style:style style:name="T27" style:family="text">
      <style:text-properties style:font-name="Times New Roman" fo:font-size="14pt" fo:font-style="normal" officeooo:rsid="008b839a" style:font-size-asian="14pt" style:font-style-asian="normal" style:font-size-complex="14pt" style:font-style-complex="normal"/>
    </style:style>
    <style:style style:name="T28" style:family="text">
      <style:text-properties style:font-name="Times New Roman" fo:font-size="14pt" fo:font-style="normal" officeooo:rsid="008c03e9" style:font-size-asian="14pt" style:font-style-asian="normal" style:font-size-complex="14pt" style:font-style-complex="normal"/>
    </style:style>
    <style:style style:name="T29" style:family="text">
      <style:text-properties style:font-name="Times New Roman" fo:font-size="14pt" fo:font-style="normal" officeooo:rsid="009120d4" style:font-size-asian="14pt" style:font-style-asian="normal" style:font-size-complex="14pt" style:font-style-complex="normal"/>
    </style:style>
    <style:style style:name="T30" style:family="text">
      <style:text-properties style:font-name="Times New Roman" fo:font-size="14pt" fo:font-style="normal" officeooo:rsid="00914b3f" style:font-size-asian="14pt" style:font-style-asian="normal" style:font-size-complex="14pt" style:font-style-complex="normal"/>
    </style:style>
    <style:style style:name="T31" style:family="text">
      <style:text-properties style:font-name="Times New Roman" fo:font-size="14pt" fo:font-style="normal" officeooo:rsid="0091fa9f" style:font-size-asian="14pt" style:font-style-asian="normal" style:font-size-complex="14pt" style:font-style-complex="normal"/>
    </style:style>
    <style:style style:name="T32" style:family="text">
      <style:text-properties style:font-name="Times New Roman" fo:font-size="14pt" fo:font-style="normal" officeooo:rsid="0094721f" style:font-size-asian="14pt" style:font-style-asian="normal" style:font-size-complex="14pt" style:font-style-complex="normal"/>
    </style:style>
    <style:style style:name="T33" style:family="text">
      <style:text-properties style:font-name="Times New Roman" fo:font-size="14pt" fo:font-style="normal" officeooo:rsid="009a2176" style:font-size-asian="14pt" style:font-style-asian="normal" style:font-size-complex="14pt" style:font-style-complex="normal"/>
    </style:style>
    <style:style style:name="T34" style:family="text">
      <style:text-properties style:font-name="Times New Roman" fo:font-size="14pt" fo:font-style="normal" officeooo:rsid="00b35384" style:font-size-asian="14pt" style:font-style-asian="normal" style:font-size-complex="14pt" style:font-style-complex="normal"/>
    </style:style>
    <style:style style:name="T35" style:family="text">
      <style:text-properties style:font-name="Times New Roman" fo:font-size="14pt" fo:font-style="normal" officeooo:rsid="00b4edc3" style:font-size-asian="14pt" style:font-style-asian="normal" style:font-size-complex="14pt" style:font-style-complex="normal"/>
    </style:style>
    <style:style style:name="T36" style:family="text">
      <style:text-properties style:font-name="Times New Roman" fo:font-size="14pt" fo:font-style="normal" officeooo:rsid="00bbcc09" style:font-size-asian="14pt" style:font-style-asian="normal" style:font-size-complex="14pt" style:font-style-complex="normal"/>
    </style:style>
    <style:style style:name="T37" style:family="text">
      <style:text-properties style:font-name="Times New Roman" fo:font-size="14pt" fo:font-style="normal" fo:font-weight="normal" officeooo:rsid="00735e00" style:font-size-asian="14pt" style:font-style-asian="normal" style:font-weight-asian="normal" style:font-size-complex="14pt" style:font-style-complex="normal" style:font-weight-complex="normal"/>
    </style:style>
    <style:style style:name="T38" style:family="text">
      <style:text-properties style:font-name="Times New Roman" fo:font-size="14pt" fo:font-style="normal" fo:font-weight="normal" officeooo:rsid="007505a1" style:font-size-asian="14pt" style:font-style-asian="normal" style:font-weight-asian="normal" style:font-size-complex="14pt" style:font-style-complex="normal" style:font-weight-complex="normal"/>
    </style:style>
    <style:style style:name="T39" style:family="text">
      <style:text-properties style:font-name="Times New Roman" fo:font-size="14pt" fo:font-style="normal" fo:font-weight="normal" officeooo:rsid="004d3e51" style:font-size-asian="14pt" style:font-style-asian="normal" style:font-weight-asian="normal" style:font-size-complex="14pt" style:font-style-complex="normal" style:font-weight-complex="normal"/>
    </style:style>
    <style:style style:name="T40" style:family="text">
      <style:text-properties style:font-name="Times New Roman" fo:font-size="14pt" fo:font-style="normal" fo:font-weight="normal" officeooo:rsid="008478b9" style:font-size-asian="14pt" style:font-style-asian="normal" style:font-weight-asian="normal" style:font-size-complex="14pt" style:font-style-complex="normal" style:font-weight-complex="normal"/>
    </style:style>
    <style:style style:name="T41" style:family="text">
      <style:text-properties style:font-name="Times New Roman" fo:font-size="14pt" fo:font-style="normal" fo:font-weight="normal" officeooo:rsid="00882e98" style:font-size-asian="14pt" style:font-style-asian="normal" style:font-weight-asian="normal" style:font-size-complex="14pt" style:font-style-complex="normal" style:font-weight-complex="normal"/>
    </style:style>
    <style:style style:name="T42" style:family="text">
      <style:text-properties style:font-name="Times New Roman" fo:font-size="14pt" fo:font-style="normal" fo:font-weight="normal" officeooo:rsid="00914b3f" style:font-size-asian="14pt" style:font-style-asian="normal" style:font-weight-asian="normal" style:font-size-complex="14pt" style:font-style-complex="normal" style:font-weight-complex="normal"/>
    </style:style>
    <style:style style:name="T43"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44" style:family="text">
      <style:text-properties style:font-name="Times New Roman" fo:font-size="14pt" fo:font-style="normal" style:text-underline-style="none" fo:font-weight="normal" officeooo:rsid="004d3e51" style:font-size-asian="14pt" style:font-style-asian="normal" style:font-weight-asian="normal" style:font-size-complex="14pt" style:font-style-complex="normal" style:font-weight-complex="normal"/>
    </style:style>
    <style:style style:name="T45" style:family="text">
      <style:text-properties style:font-name="Times New Roman" fo:font-size="14pt" fo:font-style="normal" fo:font-weight="bold" officeooo:rsid="00882e98" style:font-size-asian="14pt" style:font-style-asian="normal" style:font-weight-asian="bold" style:font-size-complex="14pt" style:font-style-complex="normal" style:font-weight-complex="bold"/>
    </style:style>
    <style:style style:name="T46" style:family="text">
      <style:text-properties officeooo:rsid="00510cc5"/>
    </style:style>
    <style:style style:name="T47" style:family="text">
      <style:text-properties officeooo:rsid="005215fb"/>
    </style:style>
    <style:style style:name="T48" style:family="text">
      <style:text-properties officeooo:rsid="0053920d"/>
    </style:style>
    <style:style style:name="T49" style:family="text">
      <style:text-properties officeooo:rsid="0053ca1c"/>
    </style:style>
    <style:style style:name="T50" style:family="text">
      <style:text-properties officeooo:rsid="0056f1e7"/>
    </style:style>
    <style:style style:name="T51" style:family="text">
      <style:text-properties officeooo:rsid="005aabcc"/>
    </style:style>
    <style:style style:name="T52" style:family="text">
      <style:text-properties officeooo:rsid="005b12ec"/>
    </style:style>
    <style:style style:name="T53" style:family="text">
      <style:text-properties officeooo:rsid="005b6ec8"/>
    </style:style>
    <style:style style:name="T54" style:family="text">
      <style:text-properties officeooo:rsid="005eb005"/>
    </style:style>
    <style:style style:name="T55" style:family="text">
      <style:text-properties officeooo:rsid="006e2f0f"/>
    </style:style>
    <style:style style:name="T56" style:family="text">
      <style:text-properties officeooo:rsid="006efb50"/>
    </style:style>
    <style:style style:name="T57" style:family="text">
      <style:text-properties officeooo:rsid="007505a1"/>
    </style:style>
    <style:style style:name="T58" style:family="text">
      <style:text-properties officeooo:rsid="0076c31d"/>
    </style:style>
    <style:style style:name="T59" style:family="text">
      <style:text-properties officeooo:rsid="007784aa"/>
    </style:style>
    <style:style style:name="T60" style:family="text">
      <style:text-properties officeooo:rsid="007aa6c4"/>
    </style:style>
    <style:style style:name="T61" style:family="text">
      <style:text-properties officeooo:rsid="007bf280"/>
    </style:style>
    <style:style style:name="T62" style:family="text">
      <style:text-properties officeooo:rsid="007c4f8e"/>
    </style:style>
    <style:style style:name="T63" style:family="text">
      <style:text-properties officeooo:rsid="007cfa2f"/>
    </style:style>
    <style:style style:name="T64" style:family="text">
      <style:text-properties style:text-underline-style="none"/>
    </style:style>
    <style:style style:name="T65" style:family="text">
      <style:text-properties style:text-underline-style="none" officeooo:rsid="007922c4"/>
    </style:style>
    <style:style style:name="T66" style:family="text">
      <style:text-properties style:text-underline-style="none" fo:font-weight="bold" style:font-weight-asian="bold" style:font-weight-complex="bold"/>
    </style:style>
    <style:style style:name="T67" style:family="text">
      <style:text-properties style:text-underline-style="none" fo:font-weight="bold" officeooo:rsid="0086e919" style:font-weight-asian="bold" style:font-weight-complex="bold"/>
    </style:style>
    <style:style style:name="T68" style:family="text">
      <style:text-properties officeooo:rsid="0081d727"/>
    </style:style>
    <style:style style:name="T69" style:family="text">
      <style:text-properties officeooo:rsid="0082d98b"/>
    </style:style>
    <style:style style:name="T70" style:family="text">
      <style:text-properties officeooo:rsid="0082ec44"/>
    </style:style>
    <style:style style:name="T71" style:family="text">
      <style:text-properties officeooo:rsid="008478b9"/>
    </style:style>
    <style:style style:name="T72" style:family="text">
      <style:text-properties officeooo:rsid="00859d08"/>
    </style:style>
    <style:style style:name="T73" style:family="text">
      <style:text-properties officeooo:rsid="00914b3f"/>
    </style:style>
    <style:style style:name="T74" style:family="text">
      <style:text-properties officeooo:rsid="009ea3bc"/>
    </style:style>
    <style:style style:name="T75" style:family="text">
      <style:text-properties officeooo:rsid="009fdd33"/>
    </style:style>
    <style:style style:name="T76" style:family="text">
      <style:text-properties officeooo:rsid="00a215a0"/>
    </style:style>
    <style:style style:name="T77" style:family="text">
      <style:text-properties officeooo:rsid="00a31f1d"/>
    </style:style>
    <style:style style:name="T78" style:family="text">
      <style:text-properties officeooo:rsid="00a46d49"/>
    </style:style>
    <style:style style:name="T79" style:family="text">
      <style:text-properties officeooo:rsid="00a4c8fd"/>
    </style:style>
    <style:style style:name="T80" style:family="text">
      <style:text-properties officeooo:rsid="00a4cc94"/>
    </style:style>
    <style:style style:name="T81" style:family="text">
      <style:text-properties officeooo:rsid="00a6fe61"/>
    </style:style>
    <style:style style:name="T82" style:family="text">
      <style:text-properties officeooo:rsid="00a8785b"/>
    </style:style>
    <style:style style:name="T83" style:family="text">
      <style:text-properties officeooo:rsid="00ad5fb7"/>
    </style:style>
    <style:style style:name="T84" style:family="text">
      <style:text-properties officeooo:rsid="00b057c8"/>
    </style:style>
    <style:style style:name="T85" style:family="text">
      <style:text-properties officeooo:rsid="00b6a29d"/>
    </style:style>
    <style:style style:name="T86" style:family="text">
      <style:text-properties fo:font-style="normal" officeooo:rsid="00882e98" style:font-style-asian="normal" style:font-style-complex="normal"/>
    </style:style>
    <style:style style:name="T87" style:family="text">
      <style:text-properties fo:font-style="normal" officeooo:rsid="00914b3f" style:font-style-asian="normal" style:font-style-complex="normal"/>
    </style:style>
    <style:style style:name="T88" style:family="text">
      <style:text-properties officeooo:rsid="00bcd97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28in" svg:stroke-color="#000000" draw:stroke-linejoin="miter" draw:fill="none" loext:fill-use-slide-background="false" draw:textarea-vertical-align="top" draw:auto-grow-height="false" fo:min-height="11.0272in" fo:min-width="7.0256in" fo:padding-top="0.0492in" fo:padding-bottom="0.0492in" fo:padding-left="0.0984in" fo:padding-right="0.0984in" fo:wrap-option="wrap" loext:decorative="false" fo:margin-left="0in" fo:margin-right="0.028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char" draw:z-index="0" draw:name="Прямоугольник 1" draw:style-name="gr1" draw:text-style-name="P72" svg:width="7.2224in" svg:height="11.1252in" svg:x="-0.1965in" svg:y="-0.50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МИНИСТЕРСТВО ЦИФРОВОГО РАЗВИТИЯ, СВЯЗИ И МАССОВЫХ КОММУНИКАЦИЙ РОССИЙСКОЙ ФЕДЕРАЦИИ</text:p>
      <text:p text:style-name="P2"><text:span text:style-name="T1"/></text:p>
      <text:p text:style-name="P57" loext:marker-style-name="T1"><text:span text:style-name="T1">ОРДЕНА ТРУДОВОГО КРАСНОГО ЗНАМЕНИ ФЕДЕРАЛЬНОГО ГОСУДАРСТВЕННОГО БЮДЖЕТНОГО ОБРАЗОВАТЕЛЬНОГО УЧРЕЖДЕНИЯ ВЫСШЕГО ОБРАЗОВАНИЯ</text:span><text:span text:style-name="T1"/></text:p>
      <text:p text:style-name="P2" loext:marker-style-name="T1"><text:span text:style-name="T1">«МОСКОВСКИЙ ТЕХНИЧЕСКИЙ УНИВЕРСИТЕТ СВЯЗИ И ИНФОРМАТИКИ»</text:span><text:span text:style-name="T1"/></text:p>
      <text:p text:style-name="P2">Кафедра «Инфокоммуникационные технологии и системы связи»</text:p>
      <text:p text:style-name="P4"/>
      <text:p text:style-name="P4"/>
      <text:p text:style-name="P61" loext:marker-style-name="T2"><text:span text:style-name="T2">«ДОПУСТИТЬ К ЗАЩИТЕ» <text:line-break/>«_____»_____________202</text:span><text:span text:style-name="T3">4</text:span><text:span text:style-name="T2"> г.</text:span></text:p>
      <text:p text:style-name="P59" loext:marker-style-name="T2"><text:span text:style-name="T2">_____</text:span><text:span text:style-name="T4">_____________</text:span><text:span text:style-name="T2">______________</text:span><text:span text:style-name="T3">____________</text:span></text:p>
      <text:p text:style-name="P60" loext:marker-style-name="T2"><text:span text:style-name="T2"><text:s text:c="75"/></text:span></text:p>
      <text:p text:style-name="P63" loext:marker-style-name="T2"/>
      <text:p text:style-name="P63" loext:marker-style-name="T2"/>
      <text:p text:style-name="P27">ВЫПУСКНАЯ КВАЛИФИКАЦИОННАЯ РАБОТА</text:p>
      <text:p text:style-name="P28">ПО ПРОГРАММЕ ПОДГОТОВКИ БАКАЛАВРИАТА</text:p>
      <text:p text:style-name="P3"><text:span text:style-name="T12"/></text:p>
      <text:p text:style-name="P62" loext:marker-style-name="T2"><text:span text:style-name="T2">Тема: <text:s/></text:span><text:span text:style-name="T9">Разработка высокоуровневого типизированного языка программирования </text:span><text:span text:style-name="T10">JadeLoom</text:span><text:span text:style-name="T9"> на основе виртуальной машины J</text:span><text:span text:style-name="T11">VM</text:span><text:span text:style-name="T9"> для упрощения разработки программного обеспечения и улучшения производительности.</text:span></text:p>
      <text:p text:style-name="P4"/>
      <text:p text:style-name="P8"/>
      <text:p text:style-name="P7">Студент <text:span text:style-name="T13">Абакаров Г.Г.</text:span><text:span text:style-name="T5">.</text:span></text:p>
      <text:p text:style-name="P7"><text:span text:style-name="T7">Направление </text:span><text:span text:style-name="T8">09.03.01</text:span></text:p>
      <text:p text:style-name="P7">Группа <text:span text:style-name="T13">БВТ2003</text:span> Курс <text:span text:style-name="T5">4</text:span></text:p>
      <text:p text:style-name="P7">Шифр ст. билета <text:span text:style-name="T5">19</text:span><text:span text:style-name="T6">001</text:span></text:p>
      <text:p text:style-name="P7">Дата «____»________202<text:span text:style-name="T13">4</text:span> г.</text:p>
      <text:p text:style-name="P5"/>
      <text:p text:style-name="P6"/>
      <text:p text:style-name="P6"/>
      <text:p text:style-name="P6"/>
      <text:p text:style-name="P11"><text:bookmark text:name="_GoBack"/>Москва</text:p>
      <text:p text:style-name="P6"><text:soft-page-break/>202<text:span text:style-name="T13">4</text:span></text:p>
      <text:p text:style-name="P12">Аннотация</text:p>
      <text:p text:style-name="P20">В данной <text:span text:style-name="T74">дипломной</text:span> работе <text:span text:style-name="T55">была </text:span>рассмотрена возможность разработки высокоуровневого типизированного, компилируемого языка программирования для виртуальной машины <text:span text:style-name="T46">jvm, </text:span><text:span text:style-name="T56">а также был реализован язык программирования JadeLoom для демонстрации возможности разрааботки.</text:span> </text:p>
      <text:p text:style-name="P20"/>
      <text:p text:style-name="P20">Цель работы заключается в создании языка программирования, способная упростить процесс разработки программного обеспечения и улучшить его производительность.</text:p>
      <text:p text:style-name="P19"/>
      <text:p text:style-name="P19">В работе проведен анализ библи<text:span text:style-name="T14">отек ANTLR4, ASM, а также языков программирования </text:span><text:span text:style-name="T85">C++, Java,</text:span> и их применения в различных областях. </text:p>
      <text:p text:style-name="P9"><text:span text:style-name="T15"/></text:p>
      <text:p text:style-name="P10"><text:span text:style-name="T15">На основе проведенного анализа был разработан новый язык программирования. Язык </text:span><text:span text:style-name="T16">написан для виртуальной машины</text:span><text:span text:style-name="T15"> J</text:span><text:span text:style-name="T19">VM</text:span><text:span text:style-name="T15"> </text:span><text:span text:style-name="T16">на языке программирования Java </text:span><text:span text:style-name="T19">и C++</text:span><text:span text:style-name="T15">, что позволяет использовать существующую экосистему инструментов и библиотек, </text:span><text:span text:style-name="T16">является обратно совместимой с языком программирования </text:span>Java. Это означает, что программы, написанные на языке Java, могут быть выполнены без изменений на разработанном языке. Код, написанный на языке Java, будет <text:span text:style-name="T14">компилироваться</text:span> при использовании разработанного языка программирования, <text:span text:style-name="T14">в том числе код компилятора.</text:span><text:span text:style-name="T15"> </text:span></text:p>
      <text:p text:style-name="P10"><text:span text:style-name="T15"/></text:p>
      <text:p text:style-name="P10"><text:span text:style-name="T16">Язык</text:span><text:span text:style-name="T15"> предлагает высокоуровневые абстракции и улучшенные механизмы типизации, что способствует упрощению процесса разработки и повышению качества программного обеспечения. </text:span><text:span text:style-name="T17">Также язык предлагает наследование модификаторов, поддержку оператора goto, </text:span><text:span text:style-name="T18">перегрузку арифметических операторов, regex</text:span><text:span text:style-name="T17">, текстовые блоки, конфигурацию, используемую в ходе компиляции, которая, например, содержит информацию, какой файл содержит класс, или какой класс генерирует файл по умолчанию.</text:span></text:p>
      <text:p text:style-name="P18"><text:soft-page-break/>В ходе работы был разработан прототип языка программирования, реализован на виртуальной машине Java. Произведено тестирование и сравнение производительности разработанного языка с другими существующими языками программирования. Результаты показали, что разработанный язык обладает улучшенной производительностью и удобством использования, что делает его привлекательным инструментом для разработчиков программного обеспечения.</text:p>
      <text:p text:style-name="P18"/>
      <text:p text:style-name="P18">Таким образом, данная дипломная работа представляет собой важный вклад в область разработки языков программирования и предлагает новый подход к упрощению разработки программного обеспечения и повышению его производительности.</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4"/>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Содержание</text:p>
          </text:index-title>
          <text:p text:style-name="P51"><text:a xlink:type="simple" xlink:href="#__RefHeading___Toc503_1120542175" text:style-name="Index_20_Link" text:visited-style-name="Index_20_Link">Введение.<text:tab/>4</text:a></text:p>
          <text:p text:style-name="P51"><text:a xlink:type="simple" xlink:href="#__RefHeading___Toc561_1120542175" text:style-name="Index_20_Link" text:visited-style-name="Index_20_Link">Глава 1. Теоретический обзор конструкций языка программирования.<text:tab/>4</text:a></text:p>
          <text:p text:style-name="P51"><text:a xlink:type="simple" xlink:href="#__RefHeading___Toc780_3146935759" text:style-name="Index_20_Link" text:visited-style-name="Index_20_Link">Синтаксис и семантика языка программирования JadeLoom.<text:tab/>9</text:a></text:p>
        </text:index-body>
      </text:table-of-content>
      <text:h text:style-name="P13" text:outline-level="1"><text:soft-page-break/><text:span text:style-name="T21"/></text:h>
      <text:h text:style-name="P13" text:outline-level="1"><text:bookmark-start text:name="__RefHeading___Toc503_1120542175"/><text:span text:style-name="T21">В</text:span><text:span text:style-name="T22">в</text:span><text:span text:style-name="T21">едение.</text:span><text:bookmark-end text:name="__RefHeading___Toc503_1120542175"/></text:h>
      <text:h text:style-name="P30" text:outline-level="1"/>
      <text:p text:style-name="P35"><text:tab/>Исследование, проведенное в ходе написания <text:span text:style-name="T74">дипломной</text:span> работы посвящено разработке нового языка программирования <text:span text:style-name="T84">JadeLoom</text:span>, который обладает обратной совместимостью с языком Java. Обратная совместимость позволяет использовать существующий код, написанный на языке Java, без необходимости его изменения, при разработке с использованием нового языка.</text:p>
      <text:p text:style-name="P35"><text:tab/>Целью данного исследования является создание нового языка программирования, который наследует преимущества языка Java и предоставляет дополнительные возможности и улучшения. Однако, при этом, новый язык должен быть совместимым с существующим кодом на языке Java, чтобы минимизировать усилия по переносу и адаптации уже существующих проектов.</text:p>
      <text:p text:style-name="P35"><text:tab/>Обратная совместимость с языком Java означает, что программы, написанные на языке Java, могут быть выполнены без изменений на новом языке программирования. Это включает возможность использования существующих библиотек, классов и функциональности языка Java в новом языке.</text:p>
      <text:p text:style-name="P35"><text:tab/>В ходе данного исследования будет проведен анализ языка Java и его особенностей, а также определены ключевые аспекты, которые должны быть учтены при разработке нового языка с обратной совместимостью. Результаты исследования будут использованы для создания прототипа нового языка программирования, который будет проверен на примерах существующего кода на языке Java.</text:p>
      <text:p text:style-name="P35"><text:tab/>Разработка нового языка программирования с обратной совместимостью с языком Java имеет потенциал значительно упростить процесс разработки программного обеспечения, улучшить его производительность и повысить эффективность использования существующего кода.</text:p>
      <text:h text:style-name="P15" text:outline-level="1"><text:bookmark-start text:name="__RefHeading___Toc561_1120542175"/><text:span text:style-name="T23">Глава 1. <text:s/></text:span><text:span text:style-name="T20">Теоретический обзор конструкций языка программирования.</text:span><text:bookmark-end text:name="__RefHeading___Toc561_1120542175"/></text:h>
      <text:p text:style-name="P41"><text:span text:style-name="T64"><text:tab/></text:span><text:span text:style-name="T66">Введение в конструкции языка программирования </text:span><text:span text:style-name="T67">JadeLoom</text:span><text:span text:style-name="T66">.</text:span></text:p>
      <text:h text:style-name="P29" text:outline-level="1"/>
      <text:p text:style-name="P31"><text:tab/>Данный язык программирования является важным и значимым инструментом, с помощью которого разработчики могут в краткие сроки создать программное обеспечение для виртуальной машины jvm, что, в свою очередь, может применяться при написании кода для андроид, рассмотрим основные конструкции языка программирования, которые широко применяются в различных языках, в том числе языке <text:span text:style-name="T47">JadeLoom</text:span>. </text:p>
      <text:p text:style-name="P32"><text:tab/>Конструкции языка программирования включают в себя условные операторы, <text:span text:style-name="T48">операторы перехода</text:span>, циклы, функции, объекты, <text:span text:style-name="T49">методы</text:span>, <text:span text:style-name="T50">выьов и</text:span> <text:soft-page-break/>обработку исключений. Каждая из этих конструкций предоставляет различные возможности для разработчиков.</text:p>
      <text:p text:style-name="P31"><text:tab/>Циклы, <text:span text:style-name="T52">условные операторы</text:span> <text:span text:style-name="T51">и операторы перехода</text:span> позволяют <text:span text:style-name="T52">выполнять блоки несколько раз в зависимости от условии</text:span>. Они особенно полезны для обработки повторяющихся задач, таких как обход элементов массива или выполнение итераций по определенному диапазону значений.</text:p>
      <text:p text:style-name="P36">Классы — это основные компоненты объектно ориентировочного языка программирования JadeLoom. Они представляют из себя шаблоны, формальные описания объектов, и определяют состояние и поведение объектов</text:p>
      <text:p text:style-name="P36">Определение классов содержат:</text:p>
      <text:p text:style-name="P48"><text:span text:style-name="T37"><text:tab/>- Поля, </text:span><text:span text:style-name="T38">или </text:span><text:span text:style-name="T37">переменные класса, </text:span><text:span text:style-name="T38">которые представляют</text:span><text:span text:style-name="T37"> </text:span>состояние объектов, созданных на основе класса. Они могут иметь различные типы данных и могут быть доступными только внутри класса или также доступными извне, в зависимости от модификатора доступа. <text:span text:style-name="T57">Также поля, или переменные класса, могут быть статическими, или динамическими. </text:span>Статические переменные класса (также известные как переменные класса или переменные уровня класса) относятся к переменным, которые разделяются между всеми объектами, созданными на основе этого класса. Они хранятся в единственном экземпляре и доступны для всех экземпляров класса. Динамические переменные класса (также известные как переменные экземпляра или переменные объекта) относятся к переменным, которые связаны с каждым отдельным объектом, созданным на основе класса. Каждый объект имеет свою собственную копию динамических переменных класса.</text:p>
      <text:p text:style-name="P33">- <text:span text:style-name="T58">М</text:span>етоды – <text:span text:style-name="T64">это </text:span><text:span text:style-name="T65">подпрограммы</text:span><text:span text:style-name="T64">, определенные внутри класса, которые определяют поведение объектов этого класса,</text:span> используемые для выполнения скомпилированного кода. Они позволяют группировать фрагменты кода в модули или подпрограммы. <text:span text:style-name="T59">M</text:span>етоды могут принимать параметры, передаваемые им для обработки, и могут возвращать значения, <text:span text:style-name="T54">полученые в ходе обработки параметров</text:span>, включая как одно значение, так и несколько значений, <text:span text:style-name="T54">или не возвращать значения</text:span>. Это обеспечивает модульность, повторное использование кода и возможность работы с различными типами данных. <text:span text:style-name="T58">M</text:span><text:span text:style-name="T54">етоды могут обрабатывать не только полученые параметры, но и глобальные параметры, параметры класса или параметры, заданные в области видимости (scope).</text:span></text:p>
      <text:p text:style-name="P46">Описание метода класса включает в себя следующие аспекты:</text:p>
      <text:list text:style-name="L1">
        <text:list-item>
          <text:p text:style-name="P66">Имя метода: Методы имеют уникальное имя, которое идентифицирует их в рамках класса.</text:p>
        </text:list-item>
        <text:list-item>
          <text:p text:style-name="P64"><text:span text:style-name="T43">Тип возвращаемого значения: Методы могут иметь тип возвращаемого значения или быть объявлены с типом </text:span><text:span text:style-name="Source_20_Text"><text:span text:style-name="T43">void</text:span></text:span><text:span text:style-name="T43">, если они не возвращают </text:span><text:soft-page-break/><text:span text:style-name="T43">значения. Тип возвращаемого значения определяет тип данных, который будет возвращен методом при его выполнении.</text:span></text:p>
        </text:list-item>
        <text:list-item>
          <text:p text:style-name="P67">Параметры: Методы могут принимать параметры, которые представляют собой значения, передаваемые в метод для его выполнения. Параметры определяются в сигнатуре метода и используются внутри метода для доступа к переданным значениям.</text:p>
        </text:list-item>
        <text:list-item>
          <text:p text:style-name="P67">Тело метода: Тело метода содержит набор инструкций, которые определяют действия, выполняемые методом. Оно определяет, что будет происходить при вызове метода и как будет обрабатываться переданные параметры.</text:p>
        </text:list-item>
        <text:list-item>
          <text:p text:style-name="P65"><text:span text:style-name="T43">Уровень доступа: Методы могут иметь различные уровни доступа, такие как </text:span><text:span text:style-name="Source_20_Text"><text:span text:style-name="T43">public</text:span></text:span><text:span text:style-name="T43">, </text:span><text:span text:style-name="Source_20_Text"><text:span text:style-name="T43">private</text:span></text:span><text:span text:style-name="T43">, </text:span><text:span text:style-name="Source_20_Text"><text:span text:style-name="T43">protected</text:span></text:span><text:span text:style-name="T43"> или без указания уровня доступа (пакетный уровень доступа). Уровень доступа определяет, где и как можно вызывать методы класса.</text:span></text:p>
        </text:list-item>
      </text:list>
      <text:p text:style-name="P46">Методы класса позволяют инкапсулировать поведение объектов и предоставлять интерфейс для взаимодействия с ними. Они могут быть использованы для выполнения различных операций, обработки данных, изменения состояния объектов и возврата результатов. Методы являются основным строительным блоком объектно-ориентированного программирования и позволяют разделить код на более мелкие и управляемые части. <text:span text:style-name="T63">Существуют статические методы класса и динамические методы класса, и отличаются они следующим образом:</text:span></text:p>
      <text:p text:style-name="P46">Статические методы:</text:p>
      <text:list text:style-name="L2">
        <text:list-item>
          <text:p text:style-name="P68">Статические методы принадлежат классу, а не конкретному экземпляру класса. Они могут быть вызваны без создания объекта класса. </text:p>
        </text:list-item>
        <text:list-item>
          <text:p text:style-name="P69">Статические методы не имеют доступа к нестатическим полям и методам класса, так как они не привязаны к конкретному экземпляру объекта.</text:p>
        </text:list-item>
      </text:list>
      <text:p text:style-name="P46">Динамические методы:</text:p>
      <text:list text:style-name="L3">
        <text:list-item>
          <text:p text:style-name="P70">Динамические методы (или нестатические методы) привязаны к конкретному экземпляру класса. Они требуют создания объекта класса для вызова метода. </text:p>
        </text:list-item>
        <text:list-item>
          <text:p text:style-name="P70">Динамические методы имеют доступ к нестатическим полям и методам класса, а также к другим динамическим методам. </text:p>
        </text:list-item>
        <text:list-item>
          <text:p text:style-name="P71">Динамические методы могут быть переопределены в подклассах при наличии наследования.</text:p>
        </text:list-item>
      </text:list>
      <text:p text:style-name="P49"><text:span text:style-name="T44">- </text:span>Конструкторы <text:span text:style-name="T63">и блоки кода</text:span>: Конструкторы, <text:span text:style-name="T63">и блоки кода</text:span> - это специальные методы, которые вызываются при создании объектов класса. Они <text:soft-page-break/>инициализируют начальные значения полей объекта и могут выполнять другие необходимые действия при создании объекта. <text:span text:style-name="T63">Конструкторы в JadeLoom могут быть определены только как динамические методы, в то время, как блоки кода могут быть определены как динамические методы, так и статические, но не могут принимать параметры. Конструкторы и блоки кода не возвращают значение.</text:span></text:p>
      <text:p text:style-name="P50"><text:span text:style-name="T60">- </text:span>Вложенные классы: <text:span text:style-name="T61">В языке программирования JadeLoom к</text:span>лассы могут быть вложены в другие классы. Вложенные классы <text:span text:style-name="T62">могут</text:span> использоваться для организации и структурирования кода.</text:p>
      <text:p text:style-name="P50">- Имя класса: Имя класса является идентификатором, который идентифицирует класс в программе. Имя класса должно быть уникальным в пределах пакета.</text:p>
      <text:p text:style-name="P31">Объекты и классы являются ключевыми концепциями объектно-ориентированного программирования. Они позволяют организовывать код в виде объектов <text:span text:style-name="T53">определенного класса</text:span>, которые имеют свою структуру. ООП обеспечивает принципы инкапсуляции, наследования и полиморфизма.</text:p>
      <text:p text:style-name="P34">Полиморфизм - это концепция объектно-ориентированного программирования, которая позволяет объектам одного типа проявлять различное поведение в зависимости от контекста использования. Это означает, что объекты могут быть рассмотрены и использованы как экземпляры своего собственного типа, а также как экземпляры типа, от которого они наследуются или реализуют интерфейс.</text:p>
      <text:p text:style-name="P34">Полиморфизм позволяет писать гибкий и расширяемый код, так как он способствует созданию общих интерфейсов и абстракций. Он облегчает работу с коллекциями объектов, позволяя одновременно обрабатывать объекты разных типов через общий интерфейс.</text:p>
      <text:p text:style-name="P34">Существуют два основных типа полиморфизма:</text:p>
      <text:p text:style-name="P34">1. Полиморфизм подтипов (Subtype Polymorphism): Этот тип полиморфизма основан на наследовании и возможности объектов-потомков быть использованными вместо объектов-родителей. При полиморфном использовании объектов-потомков они могут вызывать свои собственные реализации методов, переопределяя поведение, определенное в родительском классе.</text:p>
      <text:p text:style-name="P34">2. Параметрический полиморфизм (Parametric Polymorphism): Этот тип полиморфизма позволяет писать обобщенный код, который может работать с различными типами данных, не зависимо от их конкретного типа. В языках программирования, поддерживающих параметрический полиморфизм, можно создавать шаблонные функции или классы, которые могут быть параметризованы различными типами данных.</text:p>
      <text:p text:style-name="P34"><text:soft-page-break/><text:tab/>Полиморфизм помогает создавать более гибкие и модульные программы, упрощает повторное использование кода и способствует разделению ответственности между объектами и классами. Он является одним из ключевых принципов объектно-ориентированного программирования.</text:p>
      <text:p text:style-name="P44">Наследование - это концепция объектно-ориентированного программирования, которая позволяет создавать новые классы (потомки) на основе уже существующих классов (родителей). При наследовании потомок наследует свойства и методы родителя, что позволяет расширять и переиспользовать код.</text:p>
      <text:p text:style-name="P46">В наследовании класс-потомок может наследовать все публичные и защищенные свойства и методы класса-родителя. Это означает, что потомок может использовать и изменять унаследованные свойства и методы, а также добавлять свои собственные.</text:p>
      <text:p text:style-name="P44"><text:tab/>Инкапсуляция является одним из основных принципов объектно-ориентированного программирования (ООП). Этот принцип заключается в объединении данных и методов, работающих с этими данными, внутри классов и скрытии их реализации от внешнего кода.</text:p>
      <text:p text:style-name="P45"><text:tab/></text:p>
      <text:p text:style-name="P45"><text:tab/>Инкапсуляция позволяет скрыть данные от прямого доступа извне класса. Таким образом, данные не могут быть изменены или получены напрямую. Вместо этого, доступ к данным осуществляется через специальные методы класса, называемые геттерами и сеттерами. Геттеры позволяют получить значения данных, а сеттеры - устанавливать новые значения. Это обеспечивает контролируемый доступ к данным и позволяет классу установить правила и проверки для доступа к своим данным.</text:p>
      <text:p text:style-name="P47"><text:tab/>Инкапсуляция также позволяет скрыть внутреннюю реализацию класса. Внешний код может использовать только публичные методы класса, которые определены интерфейсом класса. Внутренние детали реализации класса, такие как приватные методы или переменные, остаются скрытыми и недоступными для внешних объектов или классов. Это позволяет изменять внутреннюю реализацию класса без влияния на внешний код, что упрощает поддержку и развитие программных систем.</text:p>
      <text:p text:style-name="P31"><text:tab/>Ja<text:span text:style-name="T88">deLoom</text:span> поддерживает различные типы данных, которые могут быть использованы для объявления переменных, параметров методов, возвращаемых значений и других элементов программы. <text:span text:style-name="T68">O</text:span>сновные типы данных в <text:span text:style-name="T68">JadeLoom </text:span><text:span text:style-name="T69">включают в себя</text:span>:</text:p>
      <text:p text:style-name="P31">1. Примитивные типы данных:</text:p>
      <text:p text:style-name="P31"><text:s text:c="3"/>- boolean: логический тип данных, который может принимать значения true или false.</text:p>
      <text:p text:style-name="P31"><text:s text:c="3"/>- byte: 8-битное целое число со знаком, диапазон значений от -128 до 127.</text:p>
      <text:p text:style-name="P31"><text:soft-page-break/><text:s text:c="3"/>- short: 16-битное целое число со знаком, диапазон значений от -32,768 до 32,767.</text:p>
      <text:p text:style-name="P31"><text:s text:c="3"/>- int: 32-битное целое число со знаком, диапазон значений от -2,147,483,648 до 2,147,483,647.</text:p>
      <text:p text:style-name="P31"><text:s text:c="3"/>- long: 64-битное целое число со знаком, диапазон значений от -9,223,372,036,854,775,808 до 9,223,372,036,854,775,807.</text:p>
      <text:p text:style-name="P31"><text:s text:c="3"/>- float: 32-битное число с плавающей точкой, представленное в формате IEEE 754.</text:p>
      <text:p text:style-name="P31"><text:s text:c="3"/>- double: 64-битное число с плавающей точкой, представленное в формате IEEE 754.</text:p>
      <text:p text:style-name="P31"><text:s text:c="3"/>- char: 16-битный символ Unicode.</text:p>
      <text:p text:style-name="P31"><text:s text:c="3"/></text:p>
      <text:p text:style-name="P31">2. Ссылочные типы данных:</text:p>
      <text:p text:style-name="P31"><text:s text:c="3"/>- Object: тип данных, <text:span text:style-name="T70">являющийся суперклассом для всех классов в JadeLoom</text:span>.</text:p>
      <text:p text:style-name="P31"><text:span text:style-name="T71">3</text:span>. Специальные типы данных:</text:p>
      <text:p text:style-name="P49"><text:span text:style-name="T39"><text:s text:c="3"/>- </text:span><text:span text:style-name="T40">Массивы: тип данных, являющееся </text:span>упорядоченн<text:span text:style-name="T71">ой</text:span> коллекци<text:span text:style-name="T71">ей</text:span> элементов <text:span text:style-name="T71">указаного</text:span> типа <text:span text:style-name="T72">(кроме void)</text:span>.</text:p>
      <text:p text:style-name="P49"><text:s text:c="3"/><text:span text:style-name="T39">- void: тип данных, используемый для методов, которые не возвращают значения.</text:span></text:p>
      <text:p text:style-name="P31"><text:tab/>Обработка исключений позволяет программе обрабатывать ошибки и исключительные ситуации. Она помогает предотвратить аварийное завершение программы и предоставляет механизмы для управления и восстановления от ошибок.</text:p>
      <text:p text:style-name="P31"/>
      <text:h text:style-name="P16" text:outline-level="1"><text:bookmark-start text:name="__RefHeading___Toc780_3146935759"/><text:span text:style-name="T20">Синтаксис и семантика языка программирования </text:span><text:span text:style-name="T24">JadeLoom.</text:span><text:bookmark-end text:name="__RefHeading___Toc780_3146935759"/></text:h>
      <text:p text:style-name="P17"><text:span text:style-name="T45"/></text:p>
      <text:p text:style-name="P24"><text:span text:style-name="T45"><text:tab/></text:span><text:span text:style-name="T36">В языке программирования</text:span><text:span text:style-name="T35"> JadeLoom </text:span><text:span text:style-name="T36">было реали</text:span></text:p>
      <text:p text:style-name="P24"><text:span text:style-name="T33"><text:tab/>Классы в Ja</text:span><text:span text:style-name="T34">deLoom</text:span><text:span text:style-name="T33"> определяются с использованием синтаксиса, который описывает их структуру и поведение, а также семантику, которая определяет их значение и смысл. Давайте рассмотрим синтаксис и семантику классов в Java более подробно.</text:span></text:p>
      <text:p text:style-name="P42">Синтаксис класса <text:span text:style-name="T75">языка программирования JadeLoom</text:span>:</text:p>
      <text:p text:style-name="P53">class &lt;имя&gt; [&lt;&lt;<text:span text:style-name="T73">обобщения</text:span>&gt;&gt;] [extends &lt;&gt;] [implements &lt;Интерфейсы&gt;] {</text:p>
      <text:p text:style-name="P53"><text:soft-page-break/><text:s text:c="4"/>// Поля (переменные класса)</text:p>
      <text:p text:style-name="P53"><text:s text:c="4"/>[модификаторы] Тип имяПоля;</text:p>
      <text:p text:style-name="P53"><text:s text:c="4"/>// Конструкторы</text:p>
      <text:p text:style-name="P53"><text:s text:c="4"/>[модификаторы] ИмяКласса([параметры]) {</text:p>
      <text:p text:style-name="P53"><text:s text:c="8"/>// Тело конструктора</text:p>
      <text:p text:style-name="P53"><text:s text:c="4"/>}</text:p>
      <text:p text:style-name="P53"/>
      <text:p text:style-name="P53"><text:s text:c="4"/>// Методы</text:p>
      <text:p text:style-name="P53"><text:s text:c="4"/>[модификаторы] Тип имяМетода([параметры]) {</text:p>
      <text:p text:style-name="P53"><text:s text:c="8"/>// Тело метода</text:p>
      <text:p text:style-name="P53"><text:s text:c="8"/>[return выражение;]</text:p>
      <text:p text:style-name="P53"><text:s text:c="4"/>}</text:p>
      <text:p text:style-name="P53"><text:s text:c="4"/>// <text:span text:style-name="T83">методы и поля с использованием опции наследования модификаторов</text:span></text:p>
      <text:p text:style-name="P53"><text:s text:c="4"/><text:span text:style-name="T83">[модификаторы] [</text:span></text:p>
      <text:p text:style-name="P53"><text:s text:c="8"/><text:span text:style-name="T83">Тип имяПоля;</text:span></text:p>
      <text:p text:style-name="P53"><text:s text:c="4"/><text:span text:style-name="T83">] </text:span></text:p>
      <text:p text:style-name="P53"><text:s text:c="4"/>// Вложенные классы, интерфейсы и т.д.</text:p>
      <text:p text:style-name="P53">}</text:p>
      <text:p text:style-name="P42">```</text:p>
      <text:p text:style-name="P42"/>
      <text:p text:style-name="P42">Семантика класса Ja<text:span text:style-name="T76">deLoom</text:span>:</text:p>
      <text:p text:style-name="P42">- Класс является основным строительным блоком объектно-ориентированного программирования в Ja<text:span text:style-name="T75">deLoom</text:span>.</text:p>
      <text:p text:style-name="P42">- Класс может содержать поля (переменные класса), которые определяют состояние объектов этого класса.</text:p>
      <text:p text:style-name="P42">- Класс также может иметь конструкторы, которые используются для инициализации объектов этого класса.</text:p>
      <text:p text:style-name="P42">- Класс может определять методы, которые определяют поведение объектов этого класса. Методы могут возвращать значения и принимать параметры.</text:p>
      <text:p text:style-name="P42"><text:soft-page-break/>- Класс может наследоваться от другого класса с использованием ключевого слова `extends`. Это позволяет классу наследовать поля и методы родительского класса.</text:p>
      <text:p text:style-name="P42">- Класс может реализовывать один или несколько интерфейсов с использованием ключевого слова `implements`. Интерфейсы определяют контракты, которые класс обязан выполнить.</text:p>
      <text:p text:style-name="P42">- В Ja<text:span text:style-name="T75">deLoom</text:span> классы могут быть вложенными, то есть один класс может быть определен внутри другого класса.</text:p>
      <text:p text:style-name="P42"/>
      <text:p text:style-name="P42">Пример класса J<text:span text:style-name="T77">аdeLoom</text:span>:</text:p>
      <text:p text:style-name="P43">``` </text:p>
      <text:p text:style-name="P53">public class <text:span text:style-name="T78">Main</text:span> {</text:p>
      <text:p text:style-name="P53"><text:s text:c="4"/><text:span text:style-name="T80">public [</text:span></text:p>
      <text:p text:style-name="P53"><text:s text:c="7"/><text:span text:style-name="T80">Main(){</text:span></text:p>
      <text:p text:style-name="P53"><text:s text:c="10"/><text:span text:style-name="T80">System.out.println(„привет мир“);</text:span></text:p>
      <text:p text:style-name="P53"><text:s text:c="7"/><text:span text:style-name="T80">}</text:span></text:p>
      <text:p text:style-name="P53"><text:s text:c="4"/><text:span text:style-name="T80">]</text:span></text:p>
      <text:p text:style-name="P53"><text:s text:c="4"/>private <text:span text:style-name="T79">[</text:span></text:p>
      <text:p text:style-name="P53"><text:s text:c="8"/>// <text:span text:style-name="T79">поле</text:span></text:p>
      <text:p text:style-name="P53"><text:tab/> <text:s text:c="2"/><text:span text:style-name="T79">int поле;</text:span></text:p>
      <text:p text:style-name="P53"><text:s text:c="8"/>// <text:span text:style-name="T79">метод с обобщениями</text:span></text:p>
      <text:p text:style-name="P53"><text:s text:c="8"/><text:span text:style-name="T79">int &lt;обощенный_класс А&gt; метод(А б, int в){</text:span></text:p>
      <text:p text:style-name="P53"><text:s text:c="12"/><text:span text:style-name="T79">return 0;</text:span></text:p>
      <text:p text:style-name="P53"><text:s text:c="8"/><text:span text:style-name="T79">}</text:span></text:p>
      <text:p text:style-name="P54"><text:s text:c="4"/>]</text:p>
      <text:p text:style-name="P53">}</text:p>
      <text:p text:style-name="P42">```</text:p>
      <text:p text:style-name="P42"/>
      <text:p text:style-name="P42">В этом примере у класса `<text:span text:style-name="T80">Main</text:span>` есть приватное поле `<text:span text:style-name="T80">поле</text:span>`, конструктор, метод `<text:span text:style-name="T81">метод</text:span>`.</text:p>
      <text:p text:style-name="P39"><text:soft-page-break/><text:tab/><text:span text:style-name="T82">Также с</text:span>интаксис и семантика методов в языке программирования Java включают в себя определение и использование методов.</text:p>
      <text:p text:style-name="P25"><text:span text:style-name="T24">Синтаксис определения метода </text:span><text:span text:style-name="T29">в языке программирования JadeLoom</text:span><text:span text:style-name="T24"> выглядит следующим образом:</text:span></text:p>
      <text:p text:style-name="P56"><text:span text:style-name="T86">&lt;&lt;</text:span><text:span text:style-name="T87">обобщения</text:span><text:span text:style-name="T86">&gt;&gt; &lt;возвращаемый_тип&gt; &lt;имя_метода&gt;(&lt;параметры&gt;) </text:span><text:span text:style-name="T87">[throws &lt;исключения&gt;]</text:span><text:span text:style-name="T86">{</text:span></text:p>
      <text:p text:style-name="P55"><text:s text:c="4"/>// Тело метода</text:p>
      <text:p text:style-name="P55">}</text:p>
      <text:p text:style-name="P39">- &lt;возвращаемый_тип&gt;: Возвращаемый тип указывает тип данных.</text:p>
      <text:p text:style-name="P25"><text:span text:style-name="T24">- &lt;имя_метода&gt;</text:span><text:span text:style-name="T30">:</text:span><text:span text:style-name="T24"> Имя метода должно быть уникальным в пределах класса и должно быть осмысленным, отражающим его назначение.</text:span></text:p>
      <text:p text:style-name="P52"><text:span text:style-name="T41">- &lt;</text:span><text:span text:style-name="T42">обобщения</text:span><text:span text:style-name="T41">&gt;: </text:span><text:span text:style-name="T30">Обобщенные типы позволяют указывать тип или типы данных, с которыми будет работать метод, путем добавления типизированных параметров в определение класса, метода или интерфейса. Типизированный параметр представляет собой параметр для фактического типа данных, который будет использоваться при вызове метода.</text:span></text:p>
      <text:p text:style-name="P39">- &lt;параметры&gt;: Параметры метода являются значениями, которые передаются в метод для выполнения операций. Они указываются внутри круглых скобок и могут быть необязательными. Если метод не принимает параметры, скобки остаются пустыми.</text:p>
      <text:p text:style-name="P39">- `// Тело метода`: Внутри фигурных скобок находится код, который будет выполняться при вызове метода.</text:p>
      <text:p text:style-name="P25"><text:span text:style-name="T24">Чтобы вызвать метод в J</text:span><text:span text:style-name="T31">adeLoom, </text:span><text:span text:style-name="T24">используется следующий синтаксис:</text:span></text:p>
      <text:p text:style-name="P26"><text:span text:style-name="T24">&lt;</text:span><text:span text:style-name="T31">выражение</text:span><text:span text:style-name="T24">&gt;.&lt;имя_метода&gt;(&lt;аргументы&gt;);</text:span></text:p>
      <text:p text:style-name="P26"><text:span text:style-name="T24">&lt;</text:span><text:span text:style-name="T31">выражение</text:span><text:span text:style-name="T24">&gt;.&lt;&lt;</text:span><text:span text:style-name="T31">обобщения</text:span><text:span text:style-name="T24">&gt;&gt; &lt;</text:span><text:span text:style-name="T31">имя_метода</text:span><text:span text:style-name="T24">&gt;</text:span><text:span text:style-name="T31">(&lt;аргументы&gt;);</text:span></text:p>
      <text:p text:style-name="P39">&lt;имя_метода&gt;(&lt;аргументы&gt;);</text:p>
      <text:p text:style-name="P25"><text:span text:style-name="T24">&lt;&lt;</text:span><text:span text:style-name="T31">обобщения</text:span><text:span text:style-name="T24">&gt;&gt; &lt;</text:span><text:span text:style-name="T31">имя_метода</text:span><text:span text:style-name="T24">&gt;</text:span><text:span text:style-name="T31">(&lt;аргументы&gt;);</text:span></text:p>
      <text:p text:style-name="P39">- `&lt;имя_метода&gt;` (Method Name): Указывается имя вызываемого метода.</text:p>
      <text:p text:style-name="P25"><text:span text:style-name="T24">- `&lt;аргументы&gt;` (Arguments): Аргументы представляют </text:span><text:span text:style-name="T32">выражения</text:span><text:span text:style-name="T24">, которые передаются в метод при его вызове. Они указываются внутри круглых скобок и разделяются запятыми. Аргументы должны соответствовать типам и порядку параметров, объявленным в определении метода.</text:span></text:p>
      <text:p text:style-name="P39">Пример вызова метода:</text:p>
      <text:p text:style-name="P39">int result = myMethod(5, 10);</text:p>
      <text:p text:style-name="P39"><text:soft-page-break/>System.out.println(result);</text:p>
      <text:p text:style-name="P39"><text:tab/>В приведенном выше примере вызывается метод `myMethod` с аргументами `5` и `10`. Результат метода присваивается переменной `result` и затем выводится на консоль с помощью метода `println` класса `System`.</text:p>
      <text:p text:style-name="P39"><text:tab/>Семантика методов включает их поведение и воздействие на программу. Методы могут выполнять различные операции, обрабатывать данные, изменять состояние объектов и возвращать результаты. Они позволяют организовать код в более модульную и повторно используемую структуру, улучшают читабельность и облегчают сопровождение программы.</text:p>
      <text:p text:style-name="P21"><text:span text:style-name="T24"><text:tab/></text:span><text:span text:style-name="T25">О</text:span><text:span text:style-name="T24">бъявление переменных, </text:span><text:span text:style-name="T25">и присвоение значения переменным</text:span><text:span text:style-name="T24"> является одной из основных </text:span><text:span text:style-name="T26">и наиболее используемых операции в JadeLoom</text:span><text:span text:style-name="T24">. Переменные используются для хранения данных.</text:span></text:p>
      <text:p text:style-name="P37">Объявление переменных:</text:p>
      <text:p text:style-name="P21"><text:span text:style-name="T24"><text:s text:c="3"/></text:span><text:span text:style-name="T27">В языке программирования JadeLoom п</text:span><text:span text:style-name="T24">еременные объявляются </text:span><text:span text:style-name="T27">явно, с указанием типа и имени, или неявно, с помощью ключевого слова var</text:span><text:span text:style-name="T24">. Синтаксис объявления переменной выглядит следующим образом:</text:span></text:p>
      <text:p text:style-name="P38"><text:s text:c="3"/>тип_переменной имя_переменной;</text:p>
      <text:p text:style-name="P22"><text:span text:style-name="T24"><text:s text:c="3"/>тип_переменной имя_переменной </text:span><text:span text:style-name="T27">= выражение</text:span><text:span text:style-name="T24">;</text:span></text:p>
      <text:p text:style-name="P21"><text:span text:style-name="T24"><text:s text:c="3"/></text:span><text:span text:style-name="T27">var имя_переменной = выражение;</text:span></text:p>
      <text:p text:style-name="P40"><text:s text:c="3"/>new тип_переменной имя_переменной (выражениe, ...)</text:p>
      <text:p text:style-name="P21"><text:span text:style-name="T24"><text:s text:c="3"/></text:span><text:span text:style-name="T27">new тип_переменной имя_переменной [выражение] ...</text:span></text:p>
      <text:p text:style-name="P37"><text:s text:c="3"/>Например, для объявления переменной целочисленного типа с именем "число", необходимо использовать следующую конструкцию:</text:p>
      <text:p text:style-name="P37"><text:s text:c="3"/>int число;</text:p>
      <text:p text:style-name="P21"><text:span text:style-name="T24"><text:s text:c="3"/>Объявление переменных может быть сопровождено их инициализацией, то есть присвоением начального значения в момент объявления, </text:span><text:span text:style-name="T27">например:</text:span></text:p>
      <text:p text:style-name="P40"><text:s text:c="3"/>new ArrayList list()</text:p>
      <text:p text:style-name="P37">Преобразование типов данных:</text:p>
      <text:p text:style-name="P21"><text:span text:style-name="T24"><text:s text:c="3"/></text:span><text:span text:style-name="T27">П</text:span><text:span text:style-name="T24">ри необходимости, </text:span><text:span text:style-name="T27">в JadeLoom</text:span><text:span text:style-name="T24"> значения могут быть преобразованы из одного типа в другой. Преобразование типов может быть явным или неявным. Например:</text:span></text:p>
      <text:p text:style-name="P37"><text:s text:c="3"/>int число = 10;</text:p>
      <text:p text:style-name="P37"><text:s text:c="3"/>double дробь = число; // Неявное преобразование типа данных</text:p>
      <text:p text:style-name="P21"><text:soft-page-break/><text:span text:style-name="T24"><text:s text:c="3"/>В данном примере </text:span><text:span text:style-name="T27">показано </text:span><text:span text:style-name="T24">неявно</text:span><text:span text:style-name="T27">е</text:span><text:span text:style-name="T24"> преобра</text:span><text:span text:style-name="T27">жение</text:span><text:span text:style-name="T24"> значени</text:span><text:span text:style-name="T27">я</text:span><text:span text:style-name="T24"> типа int в тип double при присваивании переменной "дробь" значению переменной "число".</text:span></text:p>
      <text:p text:style-name="P22"><text:span text:style-name="T24"><text:s text:c="3"/></text:span><text:span text:style-name="T28">new Integer</text:span><text:span text:style-name="T24"> число</text:span><text:span text:style-name="T28">(3)</text:span><text:span text:style-name="T24">;</text:span></text:p>
      <text:p text:style-name="P23"><text:span text:style-name="T24"><text:s text:c="3"/>double дробь = </text:span><text:span text:style-name="T28">(double) (int) </text:span><text:span text:style-name="T24">число; // </text:span><text:span text:style-name="T28">Я</text:span><text:span text:style-name="T24">вное преобразование типа данных</text:span></text:p>
      <text:p text:style-name="P23"><text:span text:style-name="T24"><text:s text:c="3"/>В данном примере </text:span><text:span text:style-name="T27">показано </text:span><text:span text:style-name="T24">явно</text:span><text:span text:style-name="T27">е</text:span><text:span text:style-name="T24"> преобра</text:span><text:span text:style-name="T27">жение</text:span><text:span text:style-name="T24"> значени</text:span><text:span text:style-name="T27">я</text:span><text:span text:style-name="T24"> типа </text:span><text:span text:style-name="T28">Integer </text:span><text:span text:style-name="T24">в тип double при присваивании переменной "дробь" значению переменной "число".</text:span></text:p>
      <text:p text:style-name="P3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ucida Sans Unicode" svg:font-family="'Lucida Sans Unicode'" style:font-family-generic="system" style:font-pitch="variable"/>
    <style:font-face style:name="Luxi Mono" svg:font-family="'Luxi Mono'" style:font-pitch="fixed"/>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ru" fo:country="RU" style:letter-kerning="false" style:font-name-asian="Calibri"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1" fo:font-size="10pt" fo:language="ru" fo:country="RU" style:letter-kerning="false" style:font-name-asian="Calibri"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fo:font-size="14pt" style:font-size-asian="14pt" style:language-asian="en" style:country-asian="US" style:font-size-complex="14pt"/>
    </style:style>
    <style:style style:name="Heading" style:family="paragraph" style:next-style-name="Text_20_body" style:class="text">
      <style:paragraph-properties fo:margin-top="0in" fo:margin-bottom="0in" style:contextual-spacing="false" fo:text-align="start" style:justify-single-word="false" fo:orphans="2" fo:widows="2" style:punctuation-wrap="hanging" style:vertical-align="baseline" style:writing-mode="lr-tb"/>
      <style:text-properties style:font-name="Arial" fo:font-family="Arial" style:font-family-generic="roman" style:font-pitch="variable" fo:font-size="11pt" fo:font-weight="bold" style:font-name-asian="Times New Roman2" style:font-family-asian="'Times New Roman'" style:font-family-generic-asian="system" style:font-pitch-asian="variable" style:font-size-asian="11pt" style:font-weight-asian="bold"/>
    </style:style>
    <style:style style:name="Text_20_body" style:display-name="Text body" style:family="paragraph" style:parent-style-name="Standard" loext:linked-style-name="Основной_20_текст_20_Знак" style:class="text">
      <style:paragraph-properties fo:margin-top="0in" fo:margin-bottom="0in" style:contextual-spacing="false" fo:line-height="100%" fo:text-align="justify" style:justify-single-word="false"/>
      <style:text-properties fo:font-size="16pt" fo:font-style="italic" style:text-underline-style="solid" style:text-underline-width="auto" style:text-underline-color="font-color" fo:font-weight="bold" style:font-name-asian="Times New Roman2" style:font-family-asian="'Times New Roman'" style:font-family-generic-asian="system" style:font-pitch-asian="variable" style:font-size-asian="16pt" style:language-asian="ru" style:country-asian="RU" style:font-style-asian="italic" style:font-weight-asian="bold" style:font-size-complex="10pt"/>
    </style:style>
    <style:style style:name="List" style:family="paragraph" style:parent-style-name="Standard" style:class="list">
      <style:paragraph-properties fo:margin-left="0.1965in" fo:margin-top="0in" fo:margin-bottom="0in" style:contextual-spacing="false" fo:line-height="100%" fo:text-indent="-0.1965in" style:auto-text-indent="false" style:punctuation-wrap="hanging" style:vertical-align="baseline"/>
      <style:text-properties fo:font-size="10pt" style:font-name-asian="Times New Roman2" style:font-family-asian="'Times New Roman'" style:font-family-generic-asian="system" style:font-pitch-asian="variable" style:font-size-asian="10pt" style:language-asian="ru" style:country-asian="RU"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00%" fo:text-align="justify" style:justify-single-word="false" fo:keep-with-next="always"/>
      <style:text-properties style:font-name="Arial" fo:font-family="Arial" style:font-family-generic="roman" style:font-pitch="variable" fo:font-size="9pt" fo:font-style="italic" style:font-name-asian="Times New Roman2" style:font-family-asian="'Times New Roman'" style:font-family-generic-asian="system" style:font-pitch-asian="variable" style:font-size-asian="9pt" style:language-asian="ru" style:country-asian="RU" style:font-style-asian="italic" style:font-size-complex="1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in" fo:margin-bottom="0in" style:contextual-spacing="false" fo:line-height="100%" fo:keep-with-next="always"/>
      <style:text-properties fo:font-size="16pt" fo:font-weight="bold" style:font-name-asian="Times New Roman2" style:font-family-asian="'Times New Roman'" style:font-family-generic-asian="system" style:font-pitch-asian="variable" style:font-size-asian="16pt" style:language-asian="ru" style:country-asian="RU" style:font-weight-asian="bold" style:font-size-complex="10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left="-0.3937in" fo:margin-right="-0.0402in" fo:margin-top="0in" fo:margin-bottom="0in" style:contextual-spacing="false" fo:line-height="100%" fo:text-indent="0.3937in" style:auto-text-indent="false" fo:keep-with-next="always"/>
      <style:text-properties fo:font-size="16pt" fo:font-weight="bold" style:font-name-asian="Times New Roman2" style:font-family-asian="'Times New Roman'" style:font-family-generic-asian="system" style:font-pitch-asian="variable" style:font-size-asian="16pt" style:language-asian="ru" style:country-asian="RU" style:font-weight-asian="bold" style:font-size-complex="10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1972in" fo:margin-right="-0.2366in"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right="-0.0008in"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right="-0.0008in" fo:margin-top="0in" fo:margin-bottom="0in" style:contextual-spacing="false" fo:line-height="100%" fo:text-align="justify" style:justify-single-word="false" fo:keep-with-next="always"/>
      <style:text-properties style:font-name="Arial" fo:font-family="Arial"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size-complex="10pt"/>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right="-0.0008in" fo:margin-top="0in" fo:margin-bottom="0in" style:contextual-spacing="false" fo:line-height="100%" fo:text-align="center" style:justify-single-word="false" fo:keep-with-next="always"/>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in" fo:margin-bottom="0in" style:contextual-spacing="false" fo:line-height="100%" fo:text-align="center" style:justify-single-word="false" fo:keep-with-next="always"/>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Standard_20__28_WW_29_" style:display-name="Standard (WW)" style:family="paragraph">
      <style:paragraph-properties fo:margin-left="0.3937in" fo:margin-right="0.3937in" fo:margin-top="0.75in" fo:margin-bottom="0in" style:contextual-spacing="false" fo:text-align="center" style:justify-single-word="false" fo:orphans="0" fo:widows="0" style:vertical-align="baseline" style:writing-mode="lr-tb"/>
      <style:text-properties fo:font-size="12pt" style:letter-kerning="true"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0.5pt"/>
    </style:style>
    <style:style style:name="Колонтитул" style:family="paragraph" style:parent-style-name="Standard_20__28_WW_29_">
      <style:paragraph-properties fo:margin-left="0in" fo:margin-right="0in" text:number-lines="false" text:line-number="0">
        <style:tab-stops>
          <style:tab-stop style:position="3.3457in" style:type="center"/>
          <style:tab-stop style:position="6.6925in" style:type="right"/>
        </style:tab-stops>
      </style:paragraph-properties>
    </style:style>
    <style:style style:name="Титул" style:family="paragraph" style:parent-style-name="Standard">
      <style:paragraph-properties fo:margin-left="0.0984in" fo:margin-right="0.3957in" fo:margin-top="0in" fo:margin-bottom="0in" style:contextual-spacing="false" fo:line-height="100%" fo:orphans="0" fo:widows="0" style:vertical-align="baseline">
        <style:tab-stops>
          <style:tab-stop style:position="3.7409in"/>
        </style:tab-stops>
      </style:paragraph-properties>
      <style:text-properties fo:font-size="12pt" style:letter-kerning="true" style:font-name-asian="Lucida Sans Unicode" style:font-family-asian="'Lucida Sans Unicode'" style:font-family-generic-asian="system" style:font-pitch-asian="variable" style:font-size-asian="12pt" style:language-asian="ru" style:country-asian="RU" style:font-name-complex="Tahoma1" style:font-family-complex="Tahoma" style:font-family-generic-complex="system" style:font-pitch-complex="variable" style:font-size-complex="10.5pt"/>
    </style:style>
    <style:style style:name="главный_20_абзац" style:display-name="главный абзац" style:family="paragraph" style:parent-style-name="List_20_Paragraph" style:list-style-name="WWNum1">
      <style:paragraph-properties fo:margin-left="0in" fo:margin-top="0in" fo:margin-bottom="0in" style:contextual-spacing="true" fo:line-height="150%" fo:text-indent="0.4925in" style:auto-text-indent="false"/>
      <style:text-properties style:font-name-asian="Times New Roman2" style:font-family-asian="'Times New Roman'" style:font-family-generic-asian="system" style:font-pitch-asian="variable"/>
    </style:style>
    <style:style style:name="List_20_Paragraph" style:display-name="List Paragraph" style:family="paragraph" style:parent-style-name="Standard">
      <style:paragraph-properties fo:margin-left="0.4917in"/>
    </style:style>
    <style:style style:name="Body_20_Text_20_2" style:display-name="Body Text 2" style:family="paragraph" style:parent-style-name="Standard" loext:linked-style-name="Основной_20_текст_20_2_20_Знак">
      <style:paragraph-properties fo:margin-top="0in" fo:margin-bottom="0in" style:contextual-spacing="false" fo:line-height="100%" fo:text-align="justify" style:justify-single-word="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3937in" fo:margin-top="0in" fo:margin-bottom="0in" style:contextual-spacing="false" fo:line-height="100%" fo:text-align="justify" style:justify-single-word="false" fo:text-indent="0.3937in" style:auto-text-indent="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Body_20_Text_20_Indent_20_2" style:display-name="Body Text Indent 2" style:family="paragraph" style:parent-style-name="Standard" loext:linked-style-name="Основной_20_текст_20_с_20_отступом_20_2_20_Знак">
      <style:paragraph-properties fo:margin-left="-0.3937in" fo:margin-top="0in" fo:margin-bottom="0in" style:contextual-spacing="false" fo:line-height="100%" fo:text-indent="0.3937in" style:auto-text-indent="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Body_20_Text_20_3" style:display-name="Body Text 3" style:family="paragraph" style:parent-style-name="Standard" loext:linked-style-name="Основной_20_текст_20_3_20_Знак">
      <style:paragraph-properties fo:margin-right="-0.2366in" fo:margin-top="0in" fo:margin-bottom="0in" style:contextual-spacing="false" fo:line-height="100%"/>
      <style:text-properties fo:font-size="16pt" fo:language="en" fo:country="US" style:font-name-asian="Times New Roman2" style:font-family-asian="'Times New Roman'" style:font-family-generic-asian="system" style:font-pitch-asian="variable" style:font-size-asian="16pt" style:language-asian="ru" style:country-asian="RU" style:font-size-complex="10pt"/>
    </style:style>
    <style:style style:name="Body_20_Text_20_Indent_20_3" style:display-name="Body Text Indent 3" style:family="paragraph" style:parent-style-name="Standard" loext:linked-style-name="Основной_20_текст_20_с_20_отступом_20_3_20_Знак">
      <style:paragraph-properties fo:margin-top="0in" fo:margin-bottom="0in" style:contextual-spacing="false" fo:line-height="100%" fo:text-align="justify" style:justify-single-word="false" fo:text-indent="0.3937in" style:auto-text-indent="false"/>
      <style:text-properties style:font-name-asian="Times New Roman2" style:font-family-asian="'Times New Roman'" style:font-family-generic-asian="system" style:font-pitch-asian="variable" style:language-asian="ru" style:country-asian="RU" style:font-size-complex="10pt"/>
    </style:style>
    <style:style style:name="Title" style:family="paragraph" style:parent-style-name="Standard" loext:linked-style-name="Название_20_Знак" style:class="chapter">
      <style:paragraph-properties fo:margin-top="0in" fo:margin-bottom="0in" style:contextual-spacing="false" fo:line-height="100%" fo:text-align="center" style:justify-single-word="false"/>
      <style:text-properties fo:font-size="20pt" style:font-name-asian="Times New Roman2" style:font-family-asian="'Times New Roman'" style:font-family-generic-asian="system" style:font-pitch-asian="variable" style:font-size-asian="20pt" style:language-asian="ru" style:country-asian="RU"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FR1" style:family="paragraph">
      <style:paragraph-properties fo:margin-left="0.361in" fo:margin-top="0in" fo:margin-bottom="0in" style:contextual-spacing="false" fo:text-align="start" style:justify-single-word="false" fo:orphans="0" fo:widows="0" style:writing-mode="lr-tb"/>
      <style:text-properties style:font-name="Arial"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2" style:family="paragraph">
      <style:paragraph-properties fo:margin-right="0.139in" fo:margin-top="0.2362in" fo:margin-bottom="0in" style:contextual-spacing="false" fo:text-align="center" style:justify-single-word="false" fo:orphans="0" fo:widows="0" style:writing-mode="lr-tb"/>
      <style:text-properties style:font-name="Arial"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lock_20_Text" style:display-name="Block Text" style:family="paragraph" style:parent-style-name="Standard">
      <style:paragraph-properties fo:margin-left="1.039in" fo:margin-right="0.139in" fo:margin-top="0in" fo:margin-bottom="0in" style:contextual-spacing="false" fo:line-height="100%" fo:text-indent="-0.6638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Subtitle" style:family="paragraph" style:parent-style-name="Standard" loext:linked-style-name="Подзаголовок_20_Знак" style:class="chapter">
      <style:paragraph-properties fo:margin-top="0in" fo:margin-bottom="0in" style:contextual-spacing="false" fo:line-height="100%"/>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текст" style:family="paragraph" style:parent-style-name="Standard">
      <style:paragraph-properties fo:margin-top="0.0417in" fo:margin-bottom="0.0417in" style:contextual-spacing="false" fo:line-height="150%" fo:text-align="justify" style:justify-single-word="false" fo:text-indent="0.472in" style:auto-text-indent="false" style:punctuation-wrap="hanging" style:vertical-align="baseline"/>
      <style:text-properties fo:font-size="12pt" style:font-name-asian="Times New Roman2" style:font-family-asian="'Times New Roman'" style:font-family-generic-asian="system" style:font-pitch-asian="variable" style:font-size-asian="12pt" style:language-asian="ru" style:country-asian="RU" style:font-size-complex="10pt"/>
    </style:style>
    <style:style style:name="текст_20_с_20_дефисом_20__28_в_20_реком_29_" style:display-name="текст с дефисом (в реком)" style:family="paragraph" style:parent-style-name="текст_20_с_20_дефисом"/>
    <style:style style:name="текст_20_с_20_дефисом" style:display-name="текст с дефисом" style:family="paragraph" style:parent-style-name="текст">
      <style:paragraph-properties fo:margin-left="0.7201in" fo:text-indent="-0.248in" style:auto-text-indent="false">
        <style:tab-stops>
          <style:tab-stop style:position="0.25in"/>
        </style:tab-stops>
      </style:paragraph-properties>
    </style:style>
    <style:style style:name="Обычный_5d_сw" style:display-name="Обычный]сw" style:family="paragraph">
      <style:paragraph-properties fo:margin-left="0.028in" fo:margin-top="0in" fo:margin-bottom="0in" style:contextual-spacing="false" fo:line-height="108%" fo:text-align="justify" style:justify-single-word="false" fo:orphans="0" fo:widows="0" fo:text-indent="0.2638in" style:auto-text-indent="false" style:punctuation-wrap="hanging" style:vertical-align="baseline" style:writing-mode="lr-tb"/>
      <style:text-properties style:font-name="Arial" fo:font-family="Arial" style:font-family-generic="roman" style:font-pitch="variable" fo:font-size="11pt" style:font-name-asian="Times New Roman2" style:font-family-asian="'Times New Roman'" style:font-family-generic-asian="system" style:font-pitch-asian="variable" style:font-size-asian="11pt"/>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family="'Courier New'" style:font-family-generic="roman" style:font-pitch="variable" fo:font-size="10pt" style:font-name-asian="Courier New2" style:font-family-asian="'Courier New'"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Plain_20_Text" style:display-name="Plain Text" style:family="paragraph" style:parent-style-name="Standard" loext:linked-style-name="Текст_20_Знак">
      <style:paragraph-properties fo:margin-top="0.0417in" fo:margin-bottom="0.0417in" style:contextual-spacing="false" fo:line-height="150%" fo:text-align="justify" style:justify-single-word="false" fo:text-indent="0.472in" style:auto-text-indent="false" style:punctuation-wrap="hanging"/>
      <style:text-properties style:font-name-asian="Times New Roman2" style:font-family-asian="'Times New Roman'" style:font-family-generic-asian="system" style:font-pitch-asian="variable" style:language-asian="ru" style:country-asian="RU" style:font-size-complex="10pt"/>
    </style:style>
    <style:style style:name="justified" style:family="paragraph" style:parent-style-name="Standard">
      <style:paragraph-properties fo:margin-left="0.0728in" fo:margin-right="0.0728in" fo:margin-top="0.0728in" fo:margin-bottom="0.0728in" style:contextual-spacing="false" fo:line-height="100%" fo:text-align="justify" style:justify-single-word="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Main" style:family="paragraph" style:parent-style-name="Body_20_Text_20_2">
      <style:paragraph-properties fo:line-height="150%" fo:text-indent="0.7874in" style:auto-text-indent="false"/>
      <style:text-properties fo:font-size="14pt" style:font-size-asian="14pt"/>
    </style:style>
    <style:style style:name="Contents_20_1" style:display-name="Contents 1" style:family="paragraph" style:parent-style-name="Standard" style:next-style-name="Standard" style:auto-update="true" style:class="index">
      <style:paragraph-properties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2" style:display-name="Contents 2" style:family="paragraph" style:parent-style-name="Standard" style:next-style-name="Standard" style:auto-update="true" style:class="index">
      <style:paragraph-properties fo:margin-left="0.1929in" fo:margin-top="0in" fo:margin-bottom="0in" style:contextual-spacing="false" fo:line-height="150%" fo:text-align="justify" style:justify-single-word="false" fo:text-indent="0.0043in" style:auto-text-indent="false">
        <style:tab-stops>
          <style:tab-stop style:position="6.4898in" style:type="right" style:leader-style="dotted" style:leader-text="."/>
        </style:tab-stops>
      </style:paragraph-properties>
      <style:text-properties style:font-name-asian="Times New Roman2" style:font-family-asian="'Times New Roman'" style:font-family-generic-asian="system" style:font-pitch-asian="variable" style:language-asian="ru" style:country-asian="RU" style:font-size-complex="16pt"/>
    </style:style>
    <style:style style:name="Contents_20_3" style:display-name="Contents 3" style:family="paragraph" style:parent-style-name="Standard" style:next-style-name="Standard" style:auto-update="true" style:class="index">
      <style:paragraph-properties fo:margin-left="0.389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4" style:display-name="Contents 4" style:family="paragraph" style:parent-style-name="Standard" style:next-style-name="Standard" style:auto-update="true" style:class="index">
      <style:paragraph-properties fo:margin-left="0.583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5" style:display-name="Contents 5" style:family="paragraph" style:parent-style-name="Standard" style:next-style-name="Standard" style:auto-update="true" style:class="index">
      <style:paragraph-properties fo:margin-left="0.778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6" style:display-name="Contents 6" style:family="paragraph" style:parent-style-name="Standard" style:next-style-name="Standard" style:auto-update="true" style:class="index">
      <style:paragraph-properties fo:margin-left="0.972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7" style:display-name="Contents 7" style:family="paragraph" style:parent-style-name="Standard" style:next-style-name="Standard" style:auto-update="true" style:class="index">
      <style:paragraph-properties fo:margin-left="1.166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8" style:display-name="Contents 8" style:family="paragraph" style:parent-style-name="Standard" style:next-style-name="Standard" style:auto-update="true" style:class="index">
      <style:paragraph-properties fo:margin-left="1.361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9" style:display-name="Contents 9" style:family="paragraph" style:parent-style-name="Standard" style:next-style-name="Standard" style:auto-update="true" style:class="index">
      <style:paragraph-properties fo:margin-left="1.555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aption" style:family="paragraph" style:parent-style-name="Standard" style:next-style-name="Standard" style:default-outline-level="1" style:list-style-name="">
      <style:paragraph-properties fo:margin-top="0.3472in" fo:margin-bottom="0in" style:contextual-spacing="false" fo:line-height="150%" fo:text-align="justify" style:justify-single-word="false"/>
      <style:text-properties fo:font-weight="bold" style:font-name-asian="Times New Roman2" style:font-family-asian="'Times New Roman'" style:font-family-generic-asian="system" style:font-pitch-asian="variable" style:language-asian="ru" style:country-asian="RU" style:font-weight-asian="bold" style:font-size-complex="10pt"/>
    </style:style>
    <style:style style:name="small" style:family="paragraph" style:parent-style-name="Standard">
      <style:paragraph-properties fo:margin-top="0.1945in" fo:margin-bottom="0.1945in" style:contextual-spacing="false" fo:line-height="100%"/>
      <style:text-properties fo:color="#000000" loext:opacity="100%" style:font-name="Verdana" fo:font-family="Verdana" style:font-family-generic="roman" style:font-pitch="variable" fo:font-size="8pt" style:font-name-asian="Times New Roman2" style:font-family-asian="'Times New Roman'" style:font-family-generic-asian="system" style:font-pitch-asian="variable" style:font-size-asian="8pt" style:language-asian="ru" style:country-asian="RU" style:font-size-complex="8pt"/>
    </style:style>
    <style:style style:name="Обычный1" style:family="paragraph" style:auto-update="true">
      <style:paragraph-properties fo:margin-top="0in" fo:margin-bottom="0in" style:contextual-spacing="false" fo:line-height="150%" fo:text-align="justify" style:justify-single-word="false" fo:orphans="2" fo:widows="2" fo:text-indent="0.4925in" style:auto-text-indent="false" style:writing-mode="lr-tb"/>
      <style:text-properties fo:font-size="14pt" style:font-name-asian="SimSun" style:font-family-asian="SimSun" style:font-family-generic-asian="system" style:font-pitch-asian="variable" style:font-size-asian="14pt" style:font-size-complex="14pt"/>
    </style:style>
    <style:style style:name="заголовок_20_3" style:display-name="заголовок 3" style:family="paragraph" style:parent-style-name="Standard" style:next-style-name="Standard">
      <style:paragraph-properties fo:margin-top="0in" fo:margin-bottom="0in" style:contextual-spacing="false" fo:line-height="100%" fo:keep-with-next="always"/>
      <style:text-properties style:font-name-asian="Times New Roman2" style:font-family-asian="'Times New Roman'" style:font-family-generic-asian="system" style:font-pitch-asian="variable" style:language-asian="ru" style:country-asian="RU" style:font-size-complex="10pt"/>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fo:text-align="justify" style:justify-single-word="false" fo:text-indent="0.5909in" style:auto-text-indent="false"/>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macro" style:family="paragraph" loext:linked-style-name="Текст_20_макроса_20_Знак">
      <style:paragraph-properties fo:margin-top="0in" fo:margin-bottom="0in" style:contextual-spacing="false" fo:text-align="start" style:justify-single-word="false" fo:orphans="2" fo:widows="2" style:writing-mode="lr-tb">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s>
      </style:paragraph-properties>
      <style:text-properties style:font-name="Courier New1" fo:font-family="'Courier New'" style:font-family-generic="roman" style:font-pitch="variable" fo:letter-spacing="-0.0138in" style:font-name-asian="Times New Roman2" style:font-family-asian="'Times New Roman'" style:font-family-generic-asian="system" style:font-pitch-asian="variable"/>
    </style:style>
    <style:style style:name="çàãîëîâîê_20_6" style:display-name="çàãîëîâîê 6" style:family="paragraph" style:parent-style-name="Standard" style:next-style-name="Standard">
      <style:paragraph-properties fo:margin-top="0in" fo:margin-bottom="0in" style:contextual-spacing="false" fo:line-height="100%" fo:text-align="center" style:justify-single-word="false" fo:keep-with-next="always" style:punctuation-wrap="hanging" style:vertical-align="baseline"/>
      <style:text-properties fo:font-style="italic" style:font-name-asian="Times New Roman2" style:font-family-asian="'Times New Roman'" style:font-family-generic-asian="system" style:font-pitch-asian="variable" style:language-asian="ru" style:country-asian="RU" style:font-style-asian="italic" style:font-size-complex="10pt"/>
    </style:style>
    <style:style style:name="Основной_20_текст_20_с_20_отступом_20_31" style:display-name="Основной текст с отступом 31" style:family="paragraph" style:parent-style-name="Standard">
      <style:paragraph-properties fo:margin-left="0.1965in" fo:margin-top="0in" fo:margin-bottom="0.0835in" style:contextual-spacing="false" fo:line-height="100%" fo:text-align="justify" style:justify-single-word="false" fo:hyphenation-ladder-count="no-limit" style:punctuation-wrap="hanging" style:vertical-align="baseline"/>
      <style:text-properties fo:font-size="8pt" style:font-name-asian="Times New Roman2" style:font-family-asian="'Times New Roman'" style:font-family-generic-asian="system" style:font-pitch-asian="variable" style:font-size-asian="8pt" style:language-asian="ar" style:country-asian="SA" style:font-size-complex="8pt" fo:hyphenate="false" fo:hyphenation-remain-char-count="2" fo:hyphenation-push-char-count="2" loext:hyphenation-no-caps="false" loext:hyphenation-no-last-word="false" loext:hyphenation-word-char-count="5" loext:hyphenation-zone="no-limit"/>
    </style:style>
    <style:style style:name="_31__20_Знак" style:display-name="1 Знак" style:family="paragraph" style:parent-style-name="Standard">
      <style:paragraph-properties fo:margin-top="0in" fo:margin-bottom="0.111in" style:contextual-spacing="false" fo:line-height="0.1665in"/>
      <style:text-properties style:font-name="Verdana" fo:font-family="Verdana" style:font-family-generic="roman" style:font-pitch="variable" fo:font-size="10pt" fo:language="en" fo:country="US" style:font-name-asian="Times New Roman2" style:font-family-asian="'Times New Roman'" style:font-family-generic-asian="system" style:font-pitch-asian="variable" style:font-size-asian="10pt" style:font-name-complex="Verdana1" style:font-family-complex="Verdana" style:font-family-generic-complex="system" style:font-pitch-complex="variable" style:font-size-complex="10pt"/>
    </style:style>
    <style:style style:name="news_5f_txt" style:display-name="news_txt" style:family="paragraph" style:parent-style-name="Standard">
      <style:paragraph-properties fo:margin-top="0in" fo:margin-bottom="0.1165in" style:contextual-spacing="false" fo:line-height="130%"/>
      <style:text-properties style:font-name="Verdana" fo:font-family="Verdana" style:font-family-generic="roman" style:font-pitch="variable" fo:font-size="7pt" style:font-name-asian="Times New Roman2" style:font-family-asian="'Times New Roman'" style:font-family-generic-asian="system" style:font-pitch-asian="variable" style:font-size-asian="7pt" style:language-asian="ru" style:country-asian="RU" style:font-size-complex="7pt"/>
    </style:style>
    <style:style style:name="index_20_1" style:display-name="index 1" style:family="paragraph" style:parent-style-name="Standard" style:next-style-name="Standard" style:auto-update="true">
      <style:paragraph-properties fo:margin-left="0.1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2" style:display-name="index 2" style:family="paragraph" style:parent-style-name="Standard" style:next-style-name="Standard" style:auto-update="true">
      <style:paragraph-properties fo:margin-left="0.3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3" style:display-name="index 3" style:family="paragraph" style:parent-style-name="Standard" style:next-style-name="Standard" style:auto-update="true">
      <style:paragraph-properties fo:margin-left="0.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4" style:display-name="index 4" style:family="paragraph" style:parent-style-name="Standard" style:next-style-name="Standard" style:auto-update="true">
      <style:paragraph-properties fo:margin-left="0.6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5" style:display-name="index 5" style:family="paragraph" style:parent-style-name="Standard" style:next-style-name="Standard" style:auto-update="true">
      <style:paragraph-properties fo:margin-left="0.8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6" style:display-name="index 6" style:family="paragraph" style:parent-style-name="Standard" style:next-style-name="Standard" style:auto-update="true">
      <style:paragraph-properties fo:margin-left="1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7" style:display-name="index 7" style:family="paragraph" style:parent-style-name="Standard" style:next-style-name="Standard" style:auto-update="true">
      <style:paragraph-properties fo:margin-left="1.1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8" style:display-name="index 8" style:family="paragraph" style:parent-style-name="Standard" style:next-style-name="Standard" style:auto-update="true">
      <style:paragraph-properties fo:margin-left="1.3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9" style:display-name="index 9" style:family="paragraph" style:parent-style-name="Standard" style:next-style-name="Standard" style:auto-update="true">
      <style:paragraph-properties fo:margin-left="1.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heading" style:display-name="index heading" style:family="paragraph" style:parent-style-name="Standard" style:next-style-name="index_20_1">
      <style:paragraph-properties fo:margin-top="0in" fo:margin-bottom="0in" style:contextual-spacing="false" fo:line-height="100%"/>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line-height="100%" fo:text-indent="-0.333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подпись1" style:family="paragraph" style:parent-style-name="Standard">
      <style:paragraph-properties fo:margin-top="0in" fo:margin-bottom="0in" style:contextual-spacing="false" fo:line-height="100%"/>
      <style:text-properties style:font-name="Times New Roman CYR" fo:font-family="'Times New Roman CYR'" style:font-family-generic="roman" style:font-pitch="variable" style:font-name-asian="Times New Roman2" style:font-family-asian="'Times New Roman'" style:font-family-generic-asian="system" style:font-pitch-asian="variable" style:language-asian="ru" style:country-asian="RU" style:font-name-complex="Times New Roman CYR1" style:font-family-complex="'Times New Roman CYR'" style:font-family-generic-complex="system" style:font-pitch-complex="variable"/>
    </style:style>
    <style:style style:name="маркированный" style:family="paragraph" style:parent-style-name="Standard">
      <style:paragraph-properties fo:margin-left="1.0236in" fo:margin-top="0in" fo:margin-bottom="0.0835in" style:contextual-spacing="false" fo:line-height="150%" fo:text-align="justify" style:justify-single-word="false" fo:text-indent="-0.2362in" style:auto-text-indent="false"/>
      <style:text-properties style:font-name-asian="Times New Roman2" style:font-family-asian="'Times New Roman'" style:font-family-generic-asian="system" style:font-pitch-asian="variable" style:language-asian="ru" style:country-asian="RU" style:font-size-complex="10pt"/>
    </style:style>
    <style:style style:name="Стиль_20_маркированныйSymbol_20__28_Symbol_29_Слева_3a__20__20_1.2_20_смВыступ_3a__20__20_0.7_20_см_20_..." style:display-name="Стиль маркированныйSymbol (Symbol)Слева:  1.2 смВыступ:  0.7 см ..." style:family="paragraph" style:parent-style-name="маркированный" style:list-style-name="WWNum2"/>
    <style:style style:name="List_20_1" style:display-name="List 1" style:family="paragraph" style:parent-style-name="Standard" style:auto-update="true" style:class="list">
      <style:paragraph-properties fo:margin-left="0.748in" fo:margin-top="0in" fo:margin-bottom="0.0417in" style:contextual-spacing="false" fo:line-height="150%" fo:text-align="justify" style:justify-single-word="false" fo:text-indent="-0.2756in" style:auto-text-indent="false">
        <style:tab-stops>
          <style:tab-stop style:position="0.748in"/>
        </style:tab-stops>
      </style:paragraph-properties>
      <style:text-properties style:font-name-asian="Times New Roman2" style:font-family-asian="'Times New Roman'" style:font-family-generic-asian="system" style:font-pitch-asian="variable" style:font-size-complex="10pt"/>
    </style:style>
    <style:style style:name="font_5f_text" style:display-name="font_text" style:family="paragraph" style:parent-style-name="Standard">
      <style:paragraph-properties fo:margin-top="0.1945in" fo:margin-bottom="0.1945in" style:contextual-spacing="false" fo:line-height="100%"/>
      <style:text-properties fo:color="#000000" loext:opacity="100%" style:font-name="Arial Unicode MS" fo:font-family="'Arial Unicode MS'" style:font-family-generic="roman" style:font-pitch="variable" fo:font-size="9pt" style:font-name-asian="Arial Unicode MS1" style:font-family-asian="'Arial Unicode MS'" style:font-family-generic-asian="system" style:font-pitch-asian="variable" style:font-size-asian="9pt" style:language-asian="ru" style:country-asian="RU" style:font-name-complex="Arial Unicode MS1" style:font-family-complex="'Arial Unicode MS'" style:font-family-generic-complex="system" style:font-pitch-complex="variable" style:font-size-complex="9pt"/>
    </style:style>
    <style:style style:name="Обычный_20__2b__20_Times_20_New_20_Roman" style:display-name="Обычный + Times New Roman" style:family="paragraph" style:parent-style-name="Standard">
      <style:paragraph-properties fo:margin-top="0in" fo:margin-bottom="0in" style:contextual-spacing="false" fo:line-height="100%" fo:text-align="justify" style:justify-single-word="false" fo:orphans="0" fo:widows="0" fo:text-indent="0.4925in" style:auto-text-indent="false"/>
      <style:text-properties style:font-name-asian="Times New Roman2" style:font-family-asian="'Times New Roman'" style:font-family-generic-asian="system" style:font-pitch-asian="variable" style:language-asian="ru" style:country-asian="RU"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Верхний_20_колонтитул_20_Знак" style:display-name="Верхний колонтитул Знак" style:family="text" loext:linked-style-name="Header">
      <style:text-properties fo:font-size="14pt" style:font-size-asian="14pt" style:language-asian="en" style:country-asian="US" style:font-size-complex="14pt"/>
    </style:style>
    <style:style style:name="Нижний_20_колонтитул_20_Знак" style:display-name="Нижний колонтитул Знак" style:family="text" loext:linked-style-name="Footer">
      <style:text-properties fo:font-size="14pt" style:font-size-asian="14pt" style:language-asian="en" style:country-asian="US"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Заголовок_20_1_20_Знак" style:display-name="Заголовок 1 Знак" style:family="text" loext:linked-style-name="Heading_20_1">
      <style:text-properties style:font-name="Arial" fo:font-family="Arial" style:font-family-generic="roman" style:font-pitch="variable" fo:font-size="9pt" fo:font-style="italic" style:font-name-asian="Times New Roman2" style:font-family-asian="'Times New Roman'" style:font-family-generic-asian="system" style:font-pitch-asian="variable" style:font-size-asian="9pt" style:font-style-asian="italic"/>
    </style:style>
    <style:style style:name="Заголовок_20_2_20_Знак" style:display-name="Заголовок 2 Знак" style:family="text" loext:linked-style-name="Heading_20_2">
      <style:text-properties fo:font-size="16pt" fo:font-weight="bold" style:font-name-asian="Times New Roman2" style:font-family-asian="'Times New Roman'" style:font-family-generic-asian="system" style:font-pitch-asian="variable" style:font-size-asian="16pt" style:font-weight-asian="bold"/>
    </style:style>
    <style:style style:name="Заголовок_20_3_20_Знак" style:display-name="Заголовок 3 Знак" style:family="text" loext:linked-style-name="Heading_20_3">
      <style:text-properties fo:font-size="16pt" fo:font-weight="bold" style:font-name-asian="Times New Roman2" style:font-family-asian="'Times New Roman'" style:font-family-generic-asian="system" style:font-pitch-asian="variable" style:font-size-asian="16pt" style:font-weight-asian="bold"/>
    </style:style>
    <style:style style:name="Заголовок_20_4_20_Знак" style:display-name="Заголовок 4 Знак" style:family="text" loext:linked-style-name="Heading_20_4">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Заголовок_20_5_20_Знак" style:display-name="Заголовок 5 Знак" style:family="text" loext:linked-style-name="Heading_20_5">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Заголовок_20_6_20_Знак" style:display-name="Заголовок 6 Знак" style:family="text" loext:linked-style-name="Heading_20_6">
      <style:text-properties style:font-name="Arial" fo:font-family="Arial" style:font-family-generic="roman" style:font-pitch="variable" fo:font-size="12pt" fo:font-style="italic" style:font-name-asian="Times New Roman2" style:font-family-asian="'Times New Roman'" style:font-family-generic-asian="system" style:font-pitch-asian="variable" style:font-size-asian="12pt" style:font-style-asian="italic"/>
    </style:style>
    <style:style style:name="Заголовок_20_7_20_Знак" style:display-name="Заголовок 7 Знак" style:family="text" loext:linked-style-name="Heading_20_7">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Заголовок_20_8_20_Знак" style:display-name="Заголовок 8 Знак" style:family="text" loext:linked-style-name="Heading_20_8">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Заголовок_20_9_20_Знак" style:display-name="Заголовок 9 Знак" style:family="text" loext:linked-style-name="Heading_20_9">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page_20_number" style:display-name="page number" style:family="text"/>
    <style:style style:name="Основной_20_текст_20_Знак" style:display-name="Основной текст Знак" style:family="text">
      <style:text-properties fo:font-size="16pt" fo:font-style="italic" style:text-underline-style="solid" style:text-underline-width="auto" style:text-underline-color="font-color" fo:font-weight="bold" style:font-name-asian="Times New Roman2" style:font-family-asian="'Times New Roman'" style:font-family-generic-asian="system" style:font-pitch-asian="variable" style:font-size-asian="16pt" style:font-style-asian="italic" style:font-weight-asian="bold"/>
    </style:style>
    <style:style style:name="Основной_20_текст_20_2_20_Знак" style:display-name="Основной текст 2 Знак" style:family="text" loext:linked-style-name="Body_20_Text_20_2">
      <style:text-properties fo:font-size="16pt" style:font-name-asian="Times New Roman2" style:font-family-asian="'Times New Roman'" style:font-family-generic-asian="system" style:font-pitch-asian="variable" style:font-size-asian="16pt"/>
    </style:style>
    <style:style style:name="Основной_20_текст_20_с_20_отступом_20_Знак" style:display-name="Основной текст с отступом Знак" style:family="text">
      <style:text-properties fo:font-size="16pt" style:font-name-asian="Times New Roman2" style:font-family-asian="'Times New Roman'" style:font-family-generic-asian="system" style:font-pitch-asian="variable" style:font-size-asian="16pt"/>
    </style:style>
    <style:style style:name="Основной_20_текст_20_с_20_отступом_20_2_20_Знак" style:display-name="Основной текст с отступом 2 Знак" style:family="text" loext:linked-style-name="Body_20_Text_20_Indent_20_2">
      <style:text-properties fo:font-size="16pt" style:font-name-asian="Times New Roman2" style:font-family-asian="'Times New Roman'" style:font-family-generic-asian="system" style:font-pitch-asian="variable" style:font-size-asian="16pt"/>
    </style:style>
    <style:style style:name="Основной_20_текст_20_3_20_Знак" style:display-name="Основной текст 3 Знак" style:family="text" loext:linked-style-name="Body_20_Text_20_3">
      <style:text-properties fo:font-size="16pt" fo:language="en" fo:country="US" style:font-name-asian="Times New Roman2" style:font-family-asian="'Times New Roman'" style:font-family-generic-asian="system" style:font-pitch-asian="variable" style:font-size-asian="16pt"/>
    </style:style>
    <style:style style:name="Основной_20_текст_20_с_20_отступом_20_3_20_Знак" style:display-name="Основной текст с отступом 3 Знак" style:family="text" loext:linked-style-name="Body_20_Text_20_Indent_20_3">
      <style:text-properties fo:font-size="14pt" style:font-name-asian="Times New Roman2" style:font-family-asian="'Times New Roman'" style:font-family-generic-asian="system" style:font-pitch-asian="variable" style:font-size-asian="14pt"/>
    </style:style>
    <style:style style:name="Название_20_Знак" style:display-name="Название Знак" style:family="text" loext:linked-style-name="Title">
      <style:text-properties fo:font-size="20pt" style:font-name-asian="Times New Roman2" style:font-family-asian="'Times New Roman'" style:font-family-generic-asian="system" style:font-pitch-asian="variable" style:font-size-asian="20pt" style:font-size-complex="12pt"/>
    </style:style>
    <style:style style:name="Strong_20_Emphasis" style:display-name="Strong Emphasis" style:family="text">
      <style:text-properties fo:font-weight="bold" style:font-weight-asian="bold" style:font-weight-complex="bold"/>
    </style:style>
    <style:style style:name="Подзаголовок_20_Знак" style:display-name="Подзаголовок Знак" style:family="text" loext:linked-style-name="Subtitle">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Стандартный_20_HTML_20_Знак" style:display-name="Стандартный HTML Знак" style:family="text" loext:linked-style-name="HTML_20_Preformatted">
      <style:text-properties fo:color="#000000" loext:opacity="100%"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Текст_20_Знак" style:display-name="Текст Знак" style:family="text" loext:linked-style-name="Plain_20_Text">
      <style:text-properties fo:font-size="14pt" style:font-name-asian="Times New Roman2" style:font-family-asian="'Times New Roman'" style:font-family-generic-asian="system" style:font-pitch-asian="variable" style:font-size-asian="14pt"/>
    </style:style>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Текст_20_макроса_20_Знак" style:display-name="Текст макроса Знак" style:family="text" loext:linked-style-name="macro">
      <style:text-properties style:font-name="Courier New1" fo:font-family="'Courier New'" style:font-family-generic="roman" style:font-pitch="variable" fo:letter-spacing="-0.0138in" style:font-name-asian="Times New Roman2" style:font-family-asian="'Times New Roman'" style:font-family-generic-asian="system" style:font-pitch-asian="variable"/>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Times New Roman2" style:font-family-complex="'Times New Roman'"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omplex="Times New Roman2" style:font-family-complex="'Times New Roman'"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omplex="Times New Roman2" style:font-family-complex="'Times New Roman'"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omplex="Times New Roman2" style:font-family-complex="'Times New Roman'" style:font-family-generic-complex="system" style:font-pitch-complex="variable"/>
    </style:style>
    <style:style style:name="ListLabel_20_200" style:display-name="ListLabel 200" style:family="text">
      <style:text-properties style:font-name-complex="Times New Roman2" style:font-family-complex="'Times New Roman'"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omplex="Times New Roman2" style:font-family-complex="'Times New Roman'" style:font-family-generic-complex="system" style:font-pitch-complex="variable"/>
    </style:style>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2"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2"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2"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2"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2"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text-properties style:font-name-complex="Times New Roman2" style:font-family-complex="'Times New Roman'" style:font-family-generic-complex="system" style:font-pitch-complex="variable"/>
    </style:style>
    <style:style style:name="ListLabel_20_337" style:display-name="ListLabel 337" style:family="text">
      <style:text-properties style:font-name-complex="Courier New2" style:font-family-complex="'Courier New'" style:font-family-generic-complex="system" style:font-pitch-complex="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complex="Courier New2" style:font-family-complex="'Courier New'"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Courier New2" style:font-family-complex="'Courier New'" style:font-family-generic-complex="system" style:font-pitch-complex="variable"/>
    </style:style>
    <style:style style:name="ListLabel_20_344" style:display-name="ListLabel 344" style:family="text"/>
    <style:style style:name="ListLabel_20_345" style:display-name="ListLabel 345" style:family="text">
      <style:text-properties fo:color="#000000" loext:opacity="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46" style:display-name="ListLabel 346" style:family="text">
      <style:text-properties style:font-name-complex="Courier New2" style:font-family-complex="'Courier New'" style:font-family-generic-complex="system" style:font-pitch-complex="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complex="Courier New2" style:font-family-complex="'Courier New'"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style style:name="ListLabel_20_354" style:display-name="ListLabel 354" style:family="text">
      <style:text-properties style:font-name-complex="Times New Roman2" style:font-family-complex="'Times New Roman'"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style style:name="ListLabel_20_357" style:display-name="ListLabel 357" style:family="text"/>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Courier New2" style:font-family-complex="'Courier New'" style:font-family-generic-complex="system" style:font-pitch-complex="variable"/>
    </style:style>
    <style:style style:name="ListLabel_20_362" style:display-name="ListLabel 362" style:family="text"/>
    <style:style style:name="ListLabel_20_363" style:display-name="ListLabel 363" style:family="text">
      <style:text-properties fo:color="#000000" loext:opacity="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64" style:display-name="ListLabel 364" style:family="text">
      <style:text-properties style:font-name-complex="Courier New2" style:font-family-complex="'Courier New'" style:font-family-generic-complex="system" style:font-pitch-complex="variable"/>
    </style:style>
    <style:style style:name="ListLabel_20_365" style:display-name="ListLabel 365" style:family="text"/>
    <style:style style:name="ListLabel_20_366" style:display-name="ListLabel 366" style:family="text"/>
    <style:style style:name="ListLabel_20_367" style:display-name="ListLabel 367" style:family="text">
      <style:text-properties style:font-name-complex="Courier New2" style:font-family-complex="'Courier New'"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Courier New2" style:font-family-complex="'Courier New'" style:font-family-generic-complex="system" style:font-pitch-complex="variable"/>
    </style:style>
    <style:style style:name="ListLabel_20_371" style:display-name="ListLabel 371" style:family="text"/>
    <style:style style:name="Index_20_Link" style:display-name="Index Link" style:family="text"/>
    <style:style style:name="Numbering_20_Symbols" style:display-name="Numbering Symbols"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1" style:display-name="Нет списка1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2" style:display-name="Нет списка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2" style:display-name="Нет списка1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3" style:display-name="Нет списка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4" style:display-name="Нет списка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5" style:display-name="Нет списка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6" style:display-name="Нет списка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3" style:display-name="Нет списка1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2362in" fo:margin-left="1.0236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4925in" fo:text-indent="-0.25in" fo:margin-left="1.49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3937in" fo:text-indent="-0.4134in" fo:margin-left="0.4134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3" text:style-name="ListLabel_20_39" loext:num-list-format="%1%.%2%.%3%" style:num-format="1" text:start-value="4" text:display-levels="3">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16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016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16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016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16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016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16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016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1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7429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2429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7429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2429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7429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2429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7429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2429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742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165in"/>
        </style:list-level-properties>
        <style:text-properties fo:font-family="'Times New Roman'"/>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016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16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016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16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016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16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016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1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text:start-value="2">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text:style-name="ListLabel_20_164" loext:num-list-format="%2%" style:num-format="" text:start-value="0">
        <style:list-level-properties text:list-level-position-and-space-mode="label-alignment">
          <style:list-level-label-alignment text:label-followed-by="listtab" text:list-tab-stop-position="0.5457in"/>
        </style:list-level-properties>
      </text:list-level-style-number>
      <text:list-level-style-number text:level="3" text:style-name="ListLabel_20_165" loext:num-list-format="%3%" style:num-format="" text:start-value="0">
        <style:list-level-properties text:list-level-position-and-space-mode="label-alignment">
          <style:list-level-label-alignment text:label-followed-by="listtab" text:list-tab-stop-position="0.5457in"/>
        </style:list-level-properties>
      </text:list-level-style-number>
      <text:list-level-style-number text:level="4" text:style-name="ListLabel_20_166" loext:num-list-format="%4%" style:num-format="" text:start-value="0">
        <style:list-level-properties text:list-level-position-and-space-mode="label-alignment">
          <style:list-level-label-alignment text:label-followed-by="listtab" text:list-tab-stop-position="0.5457in"/>
        </style:list-level-properties>
      </text:list-level-style-number>
      <text:list-level-style-number text:level="5" text:style-name="ListLabel_20_167" loext:num-list-format="%5%" style:num-format="" text:start-value="0">
        <style:list-level-properties text:list-level-position-and-space-mode="label-alignment">
          <style:list-level-label-alignment text:label-followed-by="listtab" text:list-tab-stop-position="0.5457in"/>
        </style:list-level-properties>
      </text:list-level-style-number>
      <text:list-level-style-number text:level="6" text:style-name="ListLabel_20_168" loext:num-list-format="%6%" style:num-format="" text:start-value="0">
        <style:list-level-properties text:list-level-position-and-space-mode="label-alignment">
          <style:list-level-label-alignment text:label-followed-by="listtab" text:list-tab-stop-position="0.5457in"/>
        </style:list-level-properties>
      </text:list-level-style-number>
      <text:list-level-style-number text:level="7" text:style-name="ListLabel_20_169" loext:num-list-format="%7%" style:num-format="" text:start-value="0">
        <style:list-level-properties text:list-level-position-and-space-mode="label-alignment">
          <style:list-level-label-alignment text:label-followed-by="listtab" text:list-tab-stop-position="0.5457in"/>
        </style:list-level-properties>
      </text:list-level-style-number>
      <text:list-level-style-number text:level="8" text:style-name="ListLabel_20_170" loext:num-list-format="%8%" style:num-format="" text:start-value="0">
        <style:list-level-properties text:list-level-position-and-space-mode="label-alignment">
          <style:list-level-label-alignment text:label-followed-by="listtab" text:list-tab-stop-position="0.5457in"/>
        </style:list-level-properties>
      </text:list-level-style-number>
      <text:list-level-style-number text:level="9" text:style-name="ListLabel_20_171" loext:num-list-format="%9%" style:num-format="" text:start-value="0">
        <style:list-level-properties text:list-level-position-and-space-mode="label-alignment">
          <style:list-level-label-alignment text:label-followed-by="listtab" text:list-tab-stop-position="0.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Times New Roman'"/>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0.8035in" fo:text-indent="-0.25in" fo:margin-left="0.8035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035in" fo:text-indent="-0.25in" fo:margin-left="1.303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8035in" fo:text-indent="-0.25in" fo:margin-left="1.8035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text:list-tab-stop-position="2.3035in" fo:text-indent="-0.25in" fo:margin-left="2.303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8035in" fo:text-indent="-0.25in" fo:margin-left="2.8035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3035in" fo:text-indent="-0.25in" fo:margin-left="3.30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text:list-tab-stop-position="3.8035in" fo:text-indent="-0.25in" fo:margin-left="3.8035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3035in" fo:text-indent="-0.25in" fo:margin-left="4.30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fo:text-align="end">
          <style:list-level-label-alignment text:label-followed-by="listtab" text:list-tab-stop-position="0.5138in" fo:text-indent="-0.1252in" fo:margin-left="0.5138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fo:text-align="end">
          <style:list-level-label-alignment text:label-followed-by="listtab" text:list-tab-stop-position="0.252in" fo:text-indent="-0.252in" fo:margin-left="0.252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fo:text-align="end">
          <style:list-level-label-alignment text:label-followed-by="listtab" text:list-tab-stop-position="1in" fo:text-indent="-0.252in" fo:margin-left="1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fo:text-align="end">
          <style:list-level-label-alignment text:label-followed-by="listtab" text:list-tab-stop-position="1in" fo:text-indent="-0.252in" fo:margin-left="1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0" loext:num-list-format="%1%" style:num-format="1" text:start-value="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291" loext:num-list-format="%1%.%2%" style:num-format="1" text:start-value="4" text:display-levels="2">
        <style:list-level-properties text:list-level-position-and-space-mode="label-alignment">
          <style:list-level-label-alignment text:label-followed-by="listtab" text:list-tab-stop-position="1.2256in" fo:text-indent="-0.4335in" fo:margin-left="1.2256in"/>
        </style:list-level-properties>
      </text:list-level-style-number>
      <text:list-level-style-number text:level="3" text:style-name="ListLabel_20_292" loext:num-list-format="%1%.%2%.%3%" style:num-format="1" text:display-levels="3">
        <style:list-level-properties text:list-level-position-and-space-mode="label-alignment">
          <style:list-level-label-alignment text:label-followed-by="listtab" text:list-tab-stop-position="2.0846in" fo:text-indent="-0.5in" fo:margin-left="2.0846in"/>
        </style:list-level-properties>
      </text:list-level-style-number>
      <text:list-level-style-number text:level="4" text:style-name="ListLabel_20_293" loext:num-list-format="%1%.%2%.%3%.%4%" style:num-format="1" text:display-levels="4">
        <style:list-level-properties text:list-level-position-and-space-mode="label-alignment">
          <style:list-level-label-alignment text:label-followed-by="listtab" text:list-tab-stop-position="3.1272in" fo:text-indent="-0.75in" fo:margin-left="3.1272in"/>
        </style:list-level-properties>
      </text:list-level-style-number>
      <text:list-level-style-number text:level="5" text:style-name="ListLabel_20_294" loext:num-list-format="%1%.%2%.%3%.%4%.%5%" style:num-format="1" text:display-levels="5">
        <style:list-level-properties text:list-level-position-and-space-mode="label-alignment">
          <style:list-level-label-alignment text:label-followed-by="listtab" text:list-tab-stop-position="3.9193in" fo:text-indent="-0.75in" fo:margin-left="3.9193in"/>
        </style:list-level-properties>
      </text:list-level-style-number>
      <text:list-level-style-number text:level="6" text:style-name="ListLabel_20_295" loext:num-list-format="%1%.%2%.%3%.%4%.%5%.%6%" style:num-format="1" text:display-levels="6">
        <style:list-level-properties text:list-level-position-and-space-mode="label-alignment">
          <style:list-level-label-alignment text:label-followed-by="listtab" text:list-tab-stop-position="4.9618in" fo:text-indent="-1in" fo:margin-left="4.9618in"/>
        </style:list-level-properties>
      </text:list-level-style-number>
      <text:list-level-style-number text:level="7" text:style-name="ListLabel_20_296" loext:num-list-format="%1%.%2%.%3%.%4%.%5%.%6%.%7%" style:num-format="1" text:display-levels="7">
        <style:list-level-properties text:list-level-position-and-space-mode="label-alignment">
          <style:list-level-label-alignment text:label-followed-by="listtab" text:list-tab-stop-position="5.7543in" fo:text-indent="-1in" fo:margin-left="5.7543in"/>
        </style:list-level-properties>
      </text:list-level-style-number>
      <text:list-level-style-number text:level="8" text:style-name="ListLabel_20_297" loext:num-list-format="%1%.%2%.%3%.%4%.%5%.%6%.%7%.%8%" style:num-format="1" text:display-levels="8">
        <style:list-level-properties text:list-level-position-and-space-mode="label-alignment">
          <style:list-level-label-alignment text:label-followed-by="listtab" text:list-tab-stop-position="6.7965in" fo:text-indent="-1.25in" fo:margin-left="6.7965in"/>
        </style:list-level-properties>
      </text:list-level-style-number>
      <text:list-level-style-number text:level="9" text:style-name="ListLabel_20_298" loext:num-list-format="%1%.%2%.%3%.%4%.%5%.%6%.%7%.%8%.%9%" style:num-format="1" text:display-levels="9">
        <style:list-level-properties text:list-level-position-and-space-mode="label-alignment">
          <style:list-level-label-alignment text:label-followed-by="listtab" text:list-tab-stop-position="7.839in" fo:text-indent="-1.5in" fo:margin-left="7.8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99" loext:num-list-format="%1%"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00" loext:num-list-format="%1%.%2%"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30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02"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303"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304"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305"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306"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307"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2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27"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3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36" loext:num-list-format="–" style:num-suffix="–" text:bullet-char="–">
        <style:list-level-properties text:list-level-position-and-space-mode="label-alignment">
          <style:list-level-label-alignment text:label-followed-by="listtab" fo:text-indent="-0.25in" fo:margin-left="3.2043in"/>
        </style:list-level-properties>
        <style:text-properties fo:font-family="'Times New Roman'"/>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5" loext:num-list-format="•" style:num-suffix="•" text:bullet-char="•">
        <style:list-level-properties text:list-level-position-and-space-mode="label-alignment">
          <style:list-level-label-alignment text:label-followed-by="listtab" fo:text-indent="-0.7917in" fo:margin-left="1.2917in"/>
        </style:list-level-properties>
        <style:text-properties fo:font-family="'Times New Roman'"/>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54"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3"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0736in" fo:margin-left="0.9846in" fo:margin-right="0.5909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189in" fo:margin-left="0in" fo:margin-right="0in" fo:margin-top="0.379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tab/></text:p>
        <text:p text:style-name="Footer"/>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555</meta:initial-creator>
    <meta:editing-cycles>130</meta:editing-cycles>
    <meta:print-date>2015-08-29T09:33:00</meta:print-date>
    <meta:creation-date>2021-04-02T11:09:00</meta:creation-date>
    <dc:date>2024-05-17T21:30:53.304223889</dc:date>
    <meta:editing-duration>PT19H39M50S</meta:editing-duration>
    <meta:generator>LibreOffice/24.2.3.2$Linux_X86_64 LibreOffice_project/420$Build-2</meta:generator>
    <meta:document-statistic meta:table-count="0" meta:image-count="0" meta:object-count="0" meta:page-count="15" meta:paragraph-count="185" meta:word-count="2669" meta:character-count="21688" meta:non-whitespace-character-count="18837"/>
    <meta:user-defined meta:name="AppVersion">14.0000</meta:user-defined>
    <meta:user-defined meta:name="Company">777</meta:user-defined>
    <meta:template xlink:type="simple" xlink:actuate="onRequest" xlink:title="Normal" xlink:href=""/>
  </office:meta>
</office:document-meta>
</file>